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4"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color="#0000ff"/>
    </style:style>
    <style:style style:name="P76"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6" style:family="paragraph" style:parent-style-name="Text_20_body">
      <style:paragraph-properties fo:margin-left="0cm" fo:margin-right="0cm" fo:text-align="end" style:justify-single-word="false" fo:text-indent="0.499cm" style:auto-text-indent="false"/>
    </style:style>
    <style:style style:name="P87"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88" style:family="paragraph" style:parent-style-name="Standard">
      <style:paragraph-properties fo:margin-left="0cm" fo:margin-right="0cm" fo:text-align="justify" style:justify-single-word="false" fo:text-indent="0.499cm" style:auto-text-indent="false"/>
    </style:style>
    <style:style style:name="P89" style:family="paragraph" style:parent-style-name="Standard">
      <style:paragraph-properties fo:margin-left="0cm" fo:margin-right="0cm" fo:text-align="justify" style:justify-single-word="false" fo:text-indent="0.499cm" style:auto-text-indent="false"/>
      <style:text-properties fo:language="ru" fo:country="RU"/>
    </style:style>
    <style:style style:name="P90"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5"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3"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5"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1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8" style:family="paragraph" style:parent-style-name="Text_20_body">
      <style:text-properties fo:language="ru" fo:country="RU"/>
    </style:style>
    <style:style style:name="P119" style:family="paragraph" style:parent-style-name="Text_20_body">
      <style:text-properties fo:color="#800000"/>
    </style:style>
    <style:style style:name="P120" style:family="paragraph" style:parent-style-name="First_20_line_20_indent">
      <style:text-properties fo:language="ru" fo:country="RU"/>
    </style:style>
    <style:style style:name="P121" style:family="paragraph" style:parent-style-name="First_20_line_20_indent">
      <style:paragraph-properties fo:text-align="justify" style:justify-single-word="false"/>
      <style:text-properties fo:language="ru" fo:country="RU"/>
    </style:style>
    <style:style style:name="P122" style:family="paragraph" style:parent-style-name="First_20_line_20_indent">
      <style:text-properties fo:font-size="15pt" fo:language="ru" fo:country="RU" style:font-size-asian="15pt" style:font-size-complex="15pt"/>
    </style:style>
    <style:style style:name="P123" style:family="paragraph" style:parent-style-name="First_20_line_20_indent">
      <style:text-properties fo:font-size="12pt" fo:language="ru" fo:country="RU" style:font-size-asian="12pt" style:font-size-complex="12pt"/>
    </style:style>
    <style:style style:name="P124" style:family="paragraph" style:parent-style-name="First_20_line_20_indent">
      <style:paragraph-properties fo:text-align="justify" style:justify-single-word="false"/>
      <style:text-properties fo:language="en" fo:country="US"/>
    </style:style>
    <style:style style:name="P125" style:family="paragraph" style:parent-style-name="First_20_line_20_indent">
      <style:paragraph-properties fo:text-align="justify" style:justify-single-word="false"/>
    </style:style>
    <style:style style:name="P126" style:family="paragraph" style:parent-style-name="Text_20_body">
      <style:paragraph-properties fo:margin-left="0cm" fo:margin-right="0cm" fo:text-align="center" style:justify-single-word="false" fo:text-indent="0cm" style:auto-text-indent="false"/>
    </style:style>
    <style:style style:name="P12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9" style:family="paragraph" style:parent-style-name="Footnote">
      <style:paragraph-properties fo:margin-left="0cm" fo:margin-right="0cm" fo:text-indent="0cm" style:auto-text-indent="false"/>
      <style:text-properties fo:language="en" fo:country="US"/>
    </style:style>
    <style:style style:name="P130"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Footnote">
      <style:text-properties fo:font-style="normal" style:font-style-asian="normal" style:font-style-complex="normal"/>
    </style:style>
    <style:style style:name="P135" style:family="paragraph" style:parent-style-name="Text_20_body">
      <style:paragraph-properties loext:contextual-spacing="false" fo:margin-top="0cm" fo:margin-bottom="0.212cm" fo:text-align="justify" style:justify-single-word="false"/>
      <style:text-properties fo:language="en" fo:country="US"/>
    </style:style>
    <style:style style:name="P136" style:family="paragraph" style:parent-style-name="Standard">
      <style:text-properties fo:font-style="italic" style:font-style-asian="italic" style:font-style-complex="italic"/>
    </style:style>
    <style:style style:name="P137"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38"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39" style:family="paragraph" style:parent-style-name="Heading_20_2">
      <style:text-properties fo:language="en" fo:country="US"/>
    </style:style>
    <style:style style:name="P140" style:family="paragraph" style:parent-style-name="Heading_20_2">
      <style:paragraph-properties fo:text-align="justify" style:justify-single-word="false"/>
    </style:style>
    <style:style style:name="P141" style:family="paragraph" style:parent-style-name="Heading_20_1">
      <style:paragraph-properties fo:margin-left="0cm" fo:margin-right="0cm" fo:text-align="center" style:justify-single-word="false" fo:text-indent="0.499cm" style:auto-text-indent="false"/>
    </style:style>
    <style:style style:name="P142"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en" fo:country="US"/>
    </style:style>
    <style:style style:name="T27" style:family="text">
      <style:text-properties fo:color="#ff6600"/>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normal" fo:background-color="transparent" style:font-style-asian="normal" style:font-style-complex="normal" loext:char-shading-value="0"/>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style:use-window-font-color="true" fo:background-color="transparent" loext:char-shading-value="0"/>
    </style:style>
    <style:style style:name="T49" style:family="text">
      <style:text-properties style:use-window-font-color="true" fo:language="uk" fo:country="UA" fo:font-style="normal" fo:font-weight="normal" style:font-style-asian="normal" style:font-weight-asian="normal" style:font-style-complex="normal" style:font-weight-complex="normal"/>
    </style:style>
    <style:style style:name="T50" style:family="text">
      <style:text-properties fo:background-color="transparent" loext:char-shading-value="0"/>
    </style:style>
    <style:style style:name="T51" style:family="text">
      <style:text-properties style:text-position="super 58%"/>
    </style:style>
    <style:style style:name="T52" style:family="text">
      <style:text-properties fo:language="fr" fo:country="FR"/>
    </style:style>
    <style:style style:name="T53" style:family="text">
      <style:text-properties fo:color="#3333ff"/>
    </style:style>
    <style:style style:name="T54" style:family="text">
      <style:text-properties fo:color="#3333ff" fo:language="en" fo:country="US"/>
    </style:style>
    <style:style style:name="T55" style:family="text">
      <style:text-properties fo:font-style="normal"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fo:background-color="transparent" style:font-style-asian="normal" style:font-weight-asian="normal" style:font-style-complex="normal" style:font-weight-complex="normal" loext:char-shading-value="0"/>
    </style:style>
    <style:style style:name="T58" style:family="text">
      <style:text-properties fo:font-style="normal" style:text-underline-style="none" style:font-style-asian="normal" style:font-style-complex="normal"/>
    </style:style>
    <style:style style:name="T59" style:family="text">
      <style:text-properties fo:color="#0066ff"/>
    </style:style>
    <style:style style:name="T60" style:family="text">
      <style:text-properties fo:color="#00ccff"/>
    </style:style>
    <style:style style:name="T61" style:family="text">
      <style:text-properties fo:font-weight="normal" style:font-weight-asian="normal" style:font-weight-complex="normal"/>
    </style:style>
    <style:style style:name="T62" style:family="text">
      <style:text-properties fo:font-weight="normal" fo:background-color="transparent" style:font-weight-asian="normal" style:font-weight-complex="normal" loext:char-shading-value="0"/>
    </style:style>
    <style:style style:name="T63" style:family="text">
      <style:text-properties fo:color="#0066cc"/>
    </style:style>
    <style:style style:name="T64" style:family="text">
      <style:text-properties fo:color="#0000cc"/>
    </style:style>
    <style:style style:name="T65" style:family="text">
      <style:text-properties style:text-line-through-style="solid" fo:font-weight="bold" style:font-weight-asian="bold" style:font-weight-complex="bold"/>
    </style:style>
    <style:style style:name="T66" style:family="text">
      <style:text-properties fo:language="uk" fo:country="UA"/>
    </style:style>
    <style:style style:name="T67" style:family="text">
      <style:text-properties fo:language="uk" fo:country="UA" fo:font-style="italic" style:font-style-asian="italic" style:font-style-complex="italic"/>
    </style:style>
    <style:style style:name="T68" style:family="text">
      <style:text-properties fo:language="uk" fo:country="UA" fo:font-weight="bold" style:font-weight-asian="bold" style:font-weight-complex="bold"/>
    </style:style>
    <style:style style:name="T69" style:family="text">
      <style:text-properties fo:color="#ff0000"/>
    </style:style>
    <style:style style:name="T70" style:family="text">
      <style:text-properties style:text-underline-style="none"/>
    </style:style>
    <style:style style:name="T71" style:family="text">
      <style:text-properties style:text-rotation-angle="90" style:text-rotation-scale="line-height"/>
    </style:style>
    <style:style style:name="T72" style:family="text">
      <style:text-properties style:text-rotation-angle="270" style:text-rotation-scale="line-height"/>
    </style:style>
    <style:style style:name="T73" style:family="text">
      <style:text-properties style:text-position="sub 58%" style:font-size-asian="10.5pt"/>
    </style:style>
    <style:style style:name="T74" style:family="text">
      <style:text-properties style:font-name="Symbol" style:font-name-asian="Symbol" style:font-name-complex="Symbol"/>
    </style:style>
    <style:style style:name="T75" style:family="text">
      <style:text-properties style:font-name="Liberation Serif1" style:font-name-asian="Symbol" style:font-name-complex="Symbol"/>
    </style:style>
    <style:style style:name="T76" style:family="text">
      <style:text-properties style:font-name="Courier New CYR"/>
    </style:style>
    <style:style style:name="T77" style:family="text">
      <style:text-properties style:font-name="Courier New CYR" fo:language="en" fo:country="US"/>
    </style:style>
    <style:style style:name="T78" style:family="text">
      <style:text-properties fo:color="#6666ff"/>
    </style:style>
    <style:style style:name="T79" style:family="text">
      <style:text-properties fo:font-size="14pt" fo:language="en" fo:country="US" fo:font-weight="bold" style:font-size-asian="14pt" style:font-weight-asian="bold" style:font-size-complex="14pt" style:font-weight-complex="bold"/>
    </style:style>
    <style:style style:name="T80" style:family="text">
      <style:text-properties fo:font-size="14pt" fo:font-weight="bold" style:font-size-asian="14pt" style:font-weight-asian="bold" style:font-size-complex="14pt" style:font-weight-complex="bold"/>
    </style:style>
    <style:style style:name="T81" style:family="text">
      <style:text-properties fo:font-size="9pt" style:font-size-asian="9pt" style:font-size-complex="9pt"/>
    </style:style>
    <style:style style:name="T82"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1" text:outline-level="1">Последний фанфик</text:h>
      <text:p text:style-name="P52"/>
      <text:h text:style-name="P139"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0">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1"><text:note text:id="ftn1" text:note-class="footnote"><text:note-citation>1</text:note-citation><text:note-body><text:p text:style-name="P131">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text:span text:style-name="T11">RnD-</text:span><text:span text:style-name="T1">зона</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74"><text:span text:style-name="T11">– Нэш, к</text:span>ак называется наш проект?</text:p>
      <text:p text:style-name="P72"><text:span text:style-name="T8">– </text:span><text:span text:style-name="T61">Дайсон.</text:span></text:p>
      <text:p text:style-name="P72"><text:span text:style-name="T8">– </text:span><text:span text:style-name="T61">Сколько тебе лет?</text:span></text:p>
      <text:p text:style-name="P72"><text:span text:style-name="T8">– </text:span><text:span text:style-name="T61">Два года с начала запуска кластера.</text:span></text:p>
      <text:p text:style-name="P72"><text:span text:style-name="T8">– </text:span><text:span text:style-name="T61">Какой сейчас год?</text:span></text:p>
      <text:p text:style-name="P72"><text:span text:style-name="T8">– </text:span><text:span text:style-name="T21">20</text:span><text:span text:style-name="T20">18</text:span><text:span text:style-name="T61">-й.</text:span></text:p>
      <text:p text:style-name="P23"/>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74"><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3">«Выживание корпорации в условиях жёсткой конкуренции с ограниченными ресурсами. Случай 16».</text:p>
      <text:p text:style-name="P83"><text:soft-page-break/>…</text:p>
      <text:p text:style-name="P83">…</text:p>
      <text:p text:style-name="P83">…</text:p>
      <text:p text:style-name="P83">Решение.</text:p>
      <text:p text:style-name="P83">…</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3"><text:span text:style-name="T5">–</text:span><text:span text:style-name="T6"> </text:span><text:span text:style-name="T5">Нэш</text:span><text:span text:style-name="T56">, </text:span><text:span text:style-name="T5">в некоем городе живёт брадобрей, который бреет всех людей, которые не бреются сами. Вопрос: кто бреет брадобрея</text:span><text:span text:style-name="T56">?</text:span></text:p>
      <text:p text:style-name="P33"/>
      <text:p text:style-name="P33">Вместо ответа Нексус выплюнул на консоль длинную распечатку букв и служебных символов, среди которых бросилась в глаза строка “<text:span text:style-name="T28">incompartible interface Analytics v.0.93 beta</text:span>”</text:p>
      <text:p text:style-name="P33">Ага, уже теплее.</text:p>
      <text:p text:style-name="P33"/>
      <text:p text:style-name="P72"><text:span text:style-name="T8">– Нэш</text:span><text:span text:style-name="T61">,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02">Бип-бип-бип.</text:p>
      <text:p text:style-name="P102"><text:soft-page-break/></text:p>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26">***</text:p>
      <text:p text:style-name="P126"/>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1">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3"><text:span text:style-name="T1">Блядь</text:span>, что за мысли пошли!</text:p>
      <text:p text:style-name="P1">Я вспомнил<text:span text:style-name="T30"> </text:span><text:span text:style-name="T31">Юджина</text:span><text:span text:style-name="T1">,</text:span> <text:span text:style-name="T19">месяц</text:span> назад прыгнувшего с крыши <text:span text:style-name="T1">своей</text:span> <text:span text:style-name="T1">высотки</text:span>.</text:p>
      <text:p text:style-name="P73">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0">ворил </text:span><text:span text:style-name="T2">—</text:span><text:span text:style-name="T50">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1">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0">А у нас получается… </text:span><text:span text:style-name="T2">–</text:span><text:span text:style-name="T50">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1">AI <text:span text:style-name="T2">– </text:span><text:span text:style-name="T5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text:span text:style-name="T1">прежде чем </text:span>сознание выключилось.</text:p>
      <text:p text:style-name="P1"/>
      <text:h text:style-name="P139" text:outline-level="2">2. Пробуждение</text:h>
      <text:p text:style-name="P31"/>
      <text:p text:style-name="P1"><text:span text:style-name="T35">Сознание рестартовало после того, как я гребанулся </text:span><text:span text:style-name="T50">затылком и плечами об каменный пол. </text:span><text:span text:style-name="T2">Кажись, ты жив, Анон! Непонятно, правда, хорошо это, или так себе?</text:span></text:p>
      <text:p text:style-name="P1"><text:span text:style-name="T2">Я о</text:span><text:span text:style-name="T50">ткрыл глаза, тщётно пытаясь вдохнуть. Образ, </text:span><text:span text:style-name="T2">который я </text:span><text:span text:style-name="T50">пару мгновений назад </text:span><text:span text:style-name="T2">видел на фоне </text:span><text:span text:style-name="T50">звёзд, теперь сфокусировался прямо у моего носа. Точёная головка с резко очерчеными скулами в </text:span><text:soft-page-break/><text:span text:style-name="T50">ореоле живого переливающегося сияния, огромные глаза на треть морды, ажурные настороженные ушки, нежный розов</text:span><text:span text:style-name="T2">атый</text:span><text:span text:style-name="T50"> нос, венчающая голову </text:span><text:span text:style-name="T2">высокая тиара</text:span><text:span text:style-name="T50">.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3">Единорог поднял голову и оглянулся куда-то назад.</text:p>
      <text:p text:style-name="P33"><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0">, </text:span><text:span text:style-name="T2">а от валиума таких глюков у меня ни разу не было, да и не должно быть —это же не ЛСД какой-нибудь</text:span><text:span text:style-name="T50">.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глупость,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1">…</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text:span text:style-name="T1">силась</text:span> с факела, забытого кем-то в стене <text:span text:style-name="T1">со времён царя Гороха</text:span>. Древесные лианы проникли в зал через огромные стрельчатые окна <text:span text:style-name="T1">без стёкол</text:span>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p>
      <text:p text:style-name="P15">Короче, тот ещё бомжатник.</text:p>
      <text:p text:style-name="P15"><text:soft-page-break/>Воздух вокруг меня был буквально наэлектризован некой силой. Чувствовалось напряжение огромных масштабов, как если бы <text:span text:style-name="T1">ты </text:span>стоял внутри трансформаторной будки.</text:p>
      <text:p text:style-name="P1"><text:span text:style-name="T1">–</text:span> Так это и есть наш П<text:span text:style-name="T40">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oft-page-break/><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крылась в коридоре,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30">верх</text:span>…</text:p>
      <text:p text:style-name="P3"><text:soft-page-break/>–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2">Jack of Hearts</text:span><text:span text:style-name="T52"><text:note text:id="ftn7" text:note-class="footnote"><text:note-citation>7</text:note-citation><text:note-body><text:p text:style-name="Footnote"><text:bookmark text:name="result_box1"/><text:span text:style-name="T52">Jack of Hearts</text:span> <text:span text:style-name="T1">– Червовый валет (фр.)</text:span></text:p></text:note-body></text:note></text:span><text:span text:style-name="T52"> , </text:span><text:span text:style-name="T1">Сахарная Ватка</text:span><text:span text:style-name="T52">!</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Сон закончился, проснись!<text:line-break/><text:line-break/>(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text:soft-page-break/>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text:soft-page-break/>–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3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0">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3"><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39" text:outline-level="2">3. Норф</text:h>
      <text:p text:style-name="P75"/>
      <text:p text:style-name="P21">Глава IV. Пределы магии</text:p>
      <text:p text:style-name="P18"/>
      <text:p text:style-name="P21">Вашему покорному слуге известны четыре предела магии: </text:p>
      <text:list xml:id="list1067487279862426135" text:style-name="L1">
        <text:list-item>
          <text:p text:style-name="P13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38">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3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38">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29"><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3">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3">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3">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73">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3">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text:soft-page-break/>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3">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3">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3">Так, что тут у нас?</text:p>
      <text:p text:style-name="P73"/>
      <text:p text:style-name="P73">“<text:span text:style-name="T28">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8">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8">В Додж-Сити продолжаются исчезновения пони. Шериф подал в отставку…</text:span>”. “<text:span text:style-name="T28">Чужестранец-человек осваивается в Кантерлоте. Атмосфера столицы благотворно влияет на агрессивный нрав королевского гостя…</text:span>”</text:p>
      <text:p text:style-name="P73"/>
      <text:p text:style-name="P73">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3">Я потянулся. Хватит на сегодня чтения. Настало время ежедневной прогулки по городу. Тем более, что у меня есть деньги.</text:p>
      <text:p text:style-name="P73">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3">Так что даже на ремонт одежды и покупку необходимых в повседневной жизни мелочей у меня финансов не было. До недавнего времени.</text:p>
      <text:p text:style-name="P73">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3">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3"><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text:soft-page-break/>Но, блин, корявые пальцы внесли свою коррективу в шопинг-план!</text:p>
      <text:p text:style-name="P73"><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0">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0">платформы </text:span>повышенн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0">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0">платформ </text:span><text:span text:style-name="T31">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0"> И никто ж не догадывался, что она </text:span><text:span text:style-name="T31">сделана по королевскому заказу</text:span><text:span text:style-name="T30">! Её </text:span><text:span text:style-name="T31">Солнечное </text:span><text:span text:style-name="T30"><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69">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30">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5"/>
      <text:p text:style-name="P35"><text:soft-page-break/>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Вот, так лучше. – улыбнулась она, вышагивая из него. – Доктор Плантаго Майор был уверен, что я не дотянусь до замка.</text:p>
      <text:p text:style-name="P63">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6">– Хмм, печально, он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oft-page-break/><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7">–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7">«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7">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7">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7">Но величайшая справедливость юниверсума заключается в том, что не существует безвыходных положений. Всегда есть надежда.</text:p>
      <text:p text:style-name="P57">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text:soft-page-break/>Но призвать Проводника нелегко, а убедить помочь — ещё сложнее, ибо сам по себе Проводник равнодушен, безлик и холоден.</text:p>
      <text:p text:style-name="P57">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Ээээ… ммм… А вы пробовали обратиться к врачу? – начал я как можно мягче.</text:p>
      <text:p text:style-name="P37">БАЦ!!!</text:p>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37">Потом она обратилась ко мне.</text:p>
      <text:p text:style-name="P37">–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7">–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text:soft-page-break/>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text:span text:style-name="T1">Дискордовы</text:span> яйца! Они нашли меня!</text:p>
      <text:p text:style-name="P37">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text:s/>Ты! Чего! Делаешь! Твоё, <text:span text:style-name="T1">блин,</text:span> высочество!!! – <text:s/>я едва уберёг <text:span text:style-name="T1">своё </text:span>естество от острого рога.</text:p>
      <text:p text:style-name="P37">Селестия подняла на меня глаз. <text:span text:style-name="T66">Прижав </text:span>уши к голове, <text:span text:style-name="T66">она дала</text:span> задний ход <text:span text:style-name="T66">и </text:span>выкарабкалась обратно. Окинув библиотеку отчаянным взглядом, <text:span text:style-name="T66">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text:span text:style-name="T1">Я</text:span> помогу! – <text:s/>Селестия изогнула шею и стала зубами сжимать защёлку.</text:p>
      <text:p text:style-name="P37">ШЛОП!</text:p>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7">–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7">–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29"/>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text:soft-page-break/>–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моего плеча.</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text:soft-page-break/>–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text:p>
      <text:p text:style-name="P47">Я открыла глаза.</text:p>
      <text:p text:style-name="P47">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ла глаза.</text:p>
      <text:p text:style-name="P47">…</text:p>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text:soft-page-break/>–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2">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Надо повторить.</text:p>
      <text:p text:style-name="P47">– Что?</text:p>
      <text:p text:style-name="P47">– Надо повторить урок. Я почти усвоил технику.</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text:p>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1">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1">Тумбочка.</text:span> Листок… <text:span text:style-name="T81">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82">Всё </text:span><text:soft-page-break/><text:span text:style-name="T82">пошло не так. Не могу уловить точку концентрации. Сила приложена к чему-то большему, чем лист бумаги. К чему-то неизмеримо большему. </text:span><text:span text:style-name="T81">Да хер с ней, с бумажкой! Тумбочка! Поднимаю! Блин, она реально тяжёлая! Но у </text:span><text:span text:style-name="T81">меня получается, я чувствую это! Она поддаётся! Й-о-о!!! Вот это силища! Ура! </text:span><text:span text:style-name="T82">Сила уходит бесконтрольно. Нужно прервать урок. Нет! Нет! О-О-О-О-О, НЕ-Е-Е-Е-Е-Т!!!</text:span></text:p>
      <text:p text:style-name="P47">…</text:p>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Проклятье! Эту кобылу можно разбудить только ведром воды!</text:p>
      <text:p text:style-name="P47">Вода! Я бросил взгляд на тумбочку. Нет, стакан пуст.</text:p>
      <text:p text:style-name="P71">Ох, нет! Нет-нет-нет!!!</text:p>
      <text:p text:style-name="P71">Мой взгляд был прикован к дверце тумбочки с изображением луны, а душу леденил ужас осознания.</text:p>
      <text:p text:style-name="P71">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text:soft-page-break/>– Уйдите все… – пробормотала Селестия сквозь одеяло. – Я умираю.</text:p>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39"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oft-page-break/><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Та-а-ак!</text:p>
      <text:p text:style-name="P47">– Кто это «все»?</text:p>
      <text:p text:style-name="P47">– Ну, прислуга, стража, мой па…</text:p>
      <text:p text:style-name="P47">Ох! Во что же это такое ты вляпался, Анон? За кого они тебя, чёрт побери, принимают?</text:p>
      <text:p text:style-name="P47"><text:soft-page-break/>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тырсы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7"><text:soft-page-break/>…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7">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text:soft-page-break/>–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text:soft-page-break/>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text:soft-page-break/></text:p>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7"/>
      <text:p text:style-name="P57">– Эй, мужик, тебе плохо?</text:p>
      <text:p text:style-name="P57">На меня озабоченно уставилась парочка, ещё недавно сидевшая ко мне спиной на скамейке.</text:p>
      <text:p text:style-name="P57">Я принял сидячее положение, беспомощно хлопая глазами. Что? Где? Как?</text:p>
      <text:p text:style-name="P57">– Сам домой доберёшься? Может, вызвать скорую?</text:p>
      <text:p text:style-name="P57">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7">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7">Я перегнулся через перила и меня стошнило.</text:p>
      <text:p text:style-name="P57">Красавец! Мало тебе проблем с сердцем, так ты и печень, похоже, гробанул. Молодец, Анон, пей дальше!</text:p>
      <text:p text:style-name="P57">Спустившись в квартиру, я лёг на диван, натянул наушники и закрыл глаза.</text:p>
      <text:p text:style-name="P57">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text:soft-page-break/>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Охренеть! Как новенький! Да что там <text:span text:style-name="T1">— я и есть новенький! Крутотень!</text:span></text:p>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ли, мою попытку она видеть не могла, у неё глаз на затылке нет.</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И очень скоро начала вычерчиваться проблема.</text:p>
      <text:p text:style-name="P47">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text:soft-page-break/>Луна? Вот уж с кем бы я хотел встречаться меньше всего!</text:p>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Я, разумеется, сдался. Ох, Анон, почему ты такой лопух?</text:p>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text:soft-page-break/>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text:soft-page-break/>–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8">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8">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8">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66"> </text:span>выбрал единственный способ выиграть несколько секунд жизни — спрыгнул со скалы вниз, к Кантерлоту.</text:p>
      <text:p text:style-name="P67">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мной,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одной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 ».</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text:soft-page-break/>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7"/>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text:p>
      <text:p text:style-name="P47"><text:soft-page-break/>–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7"><text:soft-page-break/>День 137344</text:p>
      <text:p text:style-name="P57">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7">…</text:p>
      <text:p text:style-name="P57">День 287651</text:p>
      <text:p text:style-name="P57">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7">…</text:p>
      <text:p text:style-name="P57">День 364886</text:p>
      <text:p text:style-name="P57">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Я облегчённо откинулся на валун. Тебе больше нечего стыдиться, Анон!</text:p>
      <text:p text:style-name="P47">Селестия внимательно наблюдала за мной из-под чёлки.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soft-page-break/>…</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повсюду! Некоторые участки ты обошёл.</text:p>
      <text:p text:style-name="P47">Я застыл на месте.</text:p>
      <text:p text:style-name="P47">О боги! Неужели она имеет ввиду…? Жжение в паху возобновилось,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Мне нужна твоя помощь.</text:p>
      <text:p text:style-name="P47">М-м-мамочки! Я почуствовал, как краска заливает моё лицо. Ниже пояса всё буквально онемело. Селести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7">–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text:soft-page-break/>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text:p>
      <text:p text:style-name="P47">Гм. Надо будет почитать про технику телепортации, наверняка я чего-то не учёл.</text:p>
      <text:p text:style-name="P47"/>
      <text:h text:style-name="P139" text:outline-level="2">8. Стыд</text:h>
      <text:p text:style-name="P47"/>
      <text:p text:style-name="P57">~~~ Завтра на семь в библиотеке ~~~</text:p>
      <text:p text:style-name="P57"/>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text:soft-page-break/>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text:soft-page-break/>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6">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6">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66">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text:soft-page-break/>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А,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text:soft-page-break/>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text:span text:style-name="T1">Кошмар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oft-page-break/><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0">старший. </text:span><text:span text:style-name="T2">–</text:span><text:span text:style-name="T5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2">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text:soft-page-break/>–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7"/>
      <text:p text:style-name="P44">“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4">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у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text:soft-page-break/></text:p>
      <text:h text:style-name="Heading_20_2" text:outline-level="2"><text:span text:style-name="T11">10</text:span>. (40*<text:span text:style-name="T11">ctg(Pi/4)-6)/(ln(e)-sin(0))</text:span></text:h>
      <text:p text:style-name="P77"/>
      <text:p text:style-name="P47"/>
      <text:p text:style-name="P57">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7"><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7"><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7">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7">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7">Удачи!</text:p>
      <text:p text:style-name="P57"/>
      <text:p text:style-name="P37">…</text:p>
      <text:p text:style-name="P37"/>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5"> </text:span><text:span text:style-name="T41">— вся архитектура явно </text:span><text:span text:style-name="T32">была </text:span><text:span text:style-name="T41">заточена под крылатых. Таких, для которых приземлиться на балкон в тронном </text:span><text:soft-page-break/><text:span text:style-name="T41">зале или уйти через портик на крыше</text:span><text:span text:style-name="T55"> </text:span><text:span text:style-name="T41">— обычное дело. </text:span><text:span text:style-name="T55">Хорошо, что ежедневные посещения каретной мастерской подняли мой тонус, изрядно посаженный сидячим образом жизни.</text:span></text:p>
      <text:p text:style-name="P1"><text:span text:style-name="T5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1">— книжный шкаф и напольная подставка для чтения с </text:span><text:span text:style-name="T32">упором в виде </text:span><text:span text:style-name="T41">голов</text:span><text:span text:style-name="T32">ы</text:span><text:span text:style-name="T41">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1"> </text:span><text:span text:style-name="T32">Его центр занимал высокий </text:span><text:span text:style-name="T41">кругл</text:span><text:span text:style-name="T32">ый</text:span><text:span text:style-name="T41"> </text:span><text:span text:style-name="T32">футон</text:span><text:span text:style-name="T41"> </text:span><text:span text:style-name="T32">с</text:span><text:span text:style-name="T41"> велик</text:span><text:span text:style-name="T32">им</text:span><text:span text:style-name="T41"> множество</text:span><text:span text:style-name="T32">м</text:span><text:span text:style-name="T41"> подушек. Среди них я с удивлением заметил плюшевую единорожку </text:span><text:span text:style-name="T32">фиолетового</text:span><text:span text:style-name="T41"> цвета. За полускрытым гардинами проёмом виднелся широкий балкон с низенькими пузатыми перилами. Пахло лавандовым маслом.</text:span></text:p>
      <text:p text:style-name="P37">– Рада тебя видеть, Анон. – знакомый силуэт на балконе повернулся в мою сторону. Гардины раздвинулись и Селестия вошла в комнату.</text:p>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7">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Держи себя в руках, Анон! Держи себя в руках!!! Вспоминай уравнения тригонометрии, если таблица умножения уже не помогает!</text:p>
      <text:p text:style-name="P47">Селестия тихо рассмеялась.</text:p>
      <text:p text:style-name="P37"><text:soft-page-break/>–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7">– <text:span text:style-name="T1">О каких подпольщиках ты говоришь? В Эквестрии зреет революция?</text:span></text:p>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углей.</text:p>
      <text:p text:style-name="P47">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1">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37">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37"><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7">Она открыла шкафчик и, потянув зубами золотой шнурок, вытащила чёрный с золотом пакетик. Я смутился.</text:p>
      <text:p text:style-name="P37"><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7"><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7"><text:span text:style-name="T1">–</text:span> Ну же, Анон, ты как деревянный! Расслабься! Можно подумать, тебя никогда раньше не приглашали на свидания!</text:p>
      <text:p text:style-name="P37">Святые яца! Анон, тебя пригласили на свидание! Я чувствовал, как краска заливает лицо. Уши стали горячими, как угли в камине.</text:p>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7">Мне казалось, макушка <text:span text:style-name="T1">моего </text:span>черепа сейчас взорвётся, чтобы выпустить пар внутри.</text:p>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7"><text:span text:style-name="T1">–</text:span> Ты чего??? <text:span text:style-name="T1">–</text:span> я непонимающе уставился на аликорницу.</text:p>
      <text:p text:style-name="P37"><text:soft-page-break/><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3">Мне печалиться не стоит</text:p><text:p text:style-name="P133">Жизнь прекрасна и полн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 —</text:p><text:p text:style-name="P133">Но друзей моих немного,</text:p><text:p text:style-name="P133">Студи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 и в этом смех.</text:p><text:p text:style-name="P133"><text:line-break/>(услышано во сне)</text:p></text:note-body></text:note>.</text:p>
      <text:p text:style-name="P37"><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7">Аликорница поводила носом над чашками и заметила:</text:p>
      <text:p text:style-name="P37">–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7">Анон, тебе нужно напихать булыжники в карманы, чтобы не улететь под потолок от счастья!</text:p>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Я трогал пальцем ноги воду, сидя на бортике бассейна, когда дверь открылась и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7">– Ты бы предупреждала, прежде чем войти, что ли? – просипел я. </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text:soft-page-break/>– Как скажешь. – нос <text:span text:style-name="T1">Селестии</text:span> скрылся за дверью.</text:p>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О, ты уже?</text:p>
      <text:p text:style-name="P37">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7">– А почему ты опустила жалюзи на окне в ванной? Оттуда такой прекрас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7"><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text:soft-page-break/>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text:soft-page-break/>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1">–</text:span> А водку у вас принято пить?</text:p>
      <text:p text:style-name="P35"><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11">– Это ты называешь “дружбой”?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text:soft-page-break/>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Селестия виновато закусила губу и отвернулась.</text:p>
      <text:p text:style-name="P37">–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7">…</text:p>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Слёзы злости душили меня, но я сдержался.</text:p>
      <text:p text:style-name="P37">– Охренеть. – сказал я холодно. – А я прям напрашивался!</text:p>
      <text:p text:style-name="P37">Одиночество, отступившее перед мягким, но настойчивым натиском аликорницы в последние <text:span text:style-name="T1">дни</text:span>, снова сковало стужей душу.</text:p>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пожалуйста, останься…”</text:p>
      <text:p text:style-name="P37">Где этот чёртов носок?!</text:p>
      <text:p text:style-name="P37">“… пойми, это эффект лазурного вина…”</text:p>
      <text:p text:style-name="P37">Джинсы узкие, блядь! На мокрое тело хрен натянешь!</text:p>
      <text:p text:style-name="P37">“… ох, я глупая…”</text:p>
      <text:p text:style-name="P37">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7">– <text:span text:style-name="T1">Норф!.. Эй, Норф! Ты где?..</text:span></text:p>
      <text:p text:style-name="P47"><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48">***</text:p>
      <text:p text:style-name="P37"/>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41">– </text:span><text:span text:style-name="T32">Говорят, в Додж-сити почти не осталось жителей. В местном депо перестали обслуживать паровозы из-за нехватки рабочих. Старик </text:span><text:span text:style-name="T41">–</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1">– </text:span><text:span text:style-name="T45">А из Пинто Крика уже месяц нет новостей…</text:span></text:p>
      <text:p text:style-name="P3"><text:span text:style-name="T41">– </text:span><text:span text:style-name="T45">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text:p>
      <text:p text:style-name="P15"><text:span text:style-name="T45">– </text:span>“<text:span text:style-name="T1">Что я могу сделать, чтобы вернуть всё назад?</text:span>”</text:p>
      <text:p text:style-name="P15"><text:span text:style-name="T45">– </text:span><text:span text:style-name="T32">Так и сказала?</text:span></text:p>
      <text:p text:style-name="P1"><text:span text:style-name="T41">–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5">– </text:span><text:span text:style-name="T32">Что бы это значило, Флёр?</text:span></text:p>
      <text:p text:style-name="P15"><text:span text:style-name="T45">–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3">–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3">– Куда проваливаться?</text:p>
      <text:p text:style-name="P63">– Они не знают. В тех провалах не видно дна…</text:p>
      <text:p text:style-name="P63"><text:soft-page-break/>…</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3">– Леди и джентльпони! Приём окончен! Её Высочество Принцесса Селестия будет рада видеть <text:s/>вас в следующую среду!</text:p>
      <text:p text:style-name="P63">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1">–</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Не очень, мягко говоря.</text:p>
      <text:p text:style-name="P35"><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0">—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8">— </text:span><text:span text:style-name="T61">и </text:span><text:span text:style-name="T8">н</text:span>ам некуда уйти в поисках лучшего места. Да и не так много этих мест.</text:p>
      <text:p text:style-name="P36">Селестия подошла к фонтанчику, обмакнула в него копыто и провела им по лбу.</text:p>
      <text:p text:style-name="P36">–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text:soft-page-break/>Я сделал вид, что не заметил полунамёка в последнем предложении. Выяснять отношения, как и мириться, мне не хотелось.</text:p>
      <text:p text:style-name="P36">– Порадовать, к сожалению, нечем. Норфолк Каррус, исчез. Судя по всему, во сне.</text:p>
      <text:p text:style-name="P36">– Норф? О-о-о, нет!</text:p>
      <text:p text:style-name="P36">Селестия в отчаянии села на пол, прижав копыто к виску. Голова её бессильно опустилась. Я никогда ещё не видел Селестию такой <text:span text:style-name="T61">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6">–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зашибись. Тогда она обрадуется следующей новости: я ухожу.</text:p>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Я решил умолчать о том, что после перенесенного унижения мне было в тягость находиться рядом с Селестией. Кобыла и так выглядела неважно.</text:p>
      <text:p text:style-name="P37">Поза аликорницы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text:soft-page-break/>–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Явно Селестия заговаривает тебе зубы, Анон! Я подозрительно посмотрел на свёрток.</text:p>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7">–<text:span text:style-name="T1"> Отправляйся, Анон. Очень надеюсь на успех твоей миссии.</text:span></text:p>
      <text:p text:style-name="P47">Селестия повернулась и вышла из зала, подметая хвостом пол.</text:p>
      <text:p text:style-name="P37"/>
      <text:p text:style-name="P43">***</text:p>
      <text:p text:style-name="P37"/>
      <text:p text:style-name="P44">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4">Но со временем магии стало меньше, а мир стал более <text:span text:style-name="T1">твёрд и реален</text:span>.</text:p>
      <text:p text:style-name="P44">–<text:span text:style-name="T1"> Но магия есть и сейчас, ма-ам!</text:span></text:p>
      <text:p text:style-name="P44"><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7">Так возникли пони, олени, бизоны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oft-page-break/>–<text:span text:style-name="T1"> Весь мир как Вечнодикий лес?</text:span></text:p>
      <text:p text:style-name="P57">–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7">– Ма-ам, а со мной связан элементаль?</text:p>
      <text:p text:style-name="P57">–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7">–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7">Так возникли аликорны.</text:p>
      <text:p text:style-name="P57">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7">Имя её было Селестия.</text:p>
      <text:p text:style-name="P57">За ней последовала и сестра её, <text:span text:style-name="T11">Луна</text:span>.</text:p>
      <text:p text:style-name="P5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7">То есть, всегда.</text:p>
      <text:p text:style-name="P57">Тут и сказке конец. А теперь, Эйприл, залазь на полку и закрывай глазки.</text:p>
      <text:p text:style-name="P57">– Ну ма-ам! Раскажи ещё что-нибудь! Про Сомбру! Или про Дискорда!</text:p>
      <text:p text:style-name="P57">–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7">– А почему только тебя? А меня? А дядю-<text:span text:style-name="T66">мино</text:span>тавра?</text:p>
      <text:p text:style-name="P57">– <text:s/>Тебя забрать я ему не дам. А в дядю не тыкай копытом, это невежливо! Спи уже, моя маленькая!</text:p>
      <text:p text:style-name="P57">– Поцелуй меня на ночь, ма-ам!</text:p>
      <text:p text:style-name="P57">– Конечно, моя хорошая…</text:p>
      <text:p text:style-name="P57"/>
      <text:p text:style-name="P37">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8"/>
      <text:h text:style-name="Heading_20_2" text:outline-level="2">12. Понивилль</text:h>
      <text:p text:style-name="P37"/>
      <text:p text:style-name="P36"><text:soft-page-break/>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3">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5">.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2">И это ты ещё не видел, что творится в других министерствах, Анонимус! За тысячу лет Нашего отсутствия Сестра превратила М<text:span text:style-name="T30">раморный квартал </text:span>в настоящую обитель лени и казнокрадства!<text:line-break/><text:line-break/>(<text:span text:style-name="T41">у</text:span><text:span text:style-name="T45">слышано во сне</text:span><text:span text:style-name="T45">)</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87"/>
      <text:p text:style-name="P36">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6"><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6"><text:span text:style-name="T1">Гостинницы не для тебя, Анон</text:span> <text:span text:style-name="T55">— </text:span><text:span text:style-name="T4">зачем привлекать ненужное внимание</text:span><text:span text:style-name="T55"> к своей особе? </text:span><text:span text:style-name="T4">После всеобщего интереса кантерлотской знати к тебе, как к королевскому любимчику, тебе хочется покоя.</text:span><text:span text:style-name="T55"> Да и собраться с мыслями проще в доме, избавленном от </text:span><text:span text:style-name="T4">гостинничной </text:span><text:span text:style-name="T55">суеты и голосов за стенами.</text:span></text:p>
      <text:p text:style-name="P37">–<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text:soft-page-break/>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1">–</text:span><text:span text:style-name="T32">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7">– Ты <text:span text:style-name="T1">ш</text:span>о, как-тя-там, впервые на базаре? Так таращишься по сторонам, как будто морковку с картохой впервые в жизни увидел.</text:p>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text:p>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Так и есть! На крупе кобылки красовались три яблока. Вот только, блин, как её звали-то?</text:p>
      <text:p text:style-name="P37">– <text:s/>Прошу прощения, Аппл... Эппл... Эпплхэт?</text:p>
      <text:p text:style-name="P37">–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7">– Да ладно тебе, Эй-Джей! Вполне милое имя. – хихикнул дракончик с кукурузой, проходя мимо.</text:p>
      <text:p text:style-name="P37">Ага, вот!</text:p>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А для всех остальных — тебя тоже! — Эпплджек.</text:p>
      <text:p text:style-name="P37">Блин, опять облажался. Как-то хреново начинается знакомство с Понивиллем.</text:p>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Э-э-э… <text:span text:style-name="T1">Анон</text:span>?</text:p>
      <text:p text:style-name="P37">– Да? – я повернулся обратно.</text:p>
      <text:p text:style-name="P37">Поняха водила копытом по прилавку. Надвинутая на лоб шляпа скрывала выражение мордочки. </text:p>
      <text:p text:style-name="P37">–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7">Я вернулся к прилавку.</text:p>
      <text:p text:style-name="P37"><text:soft-page-break/>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Вольт-яблочный джем? Дружище, у тебя хороший вкус. – похвалила меня Эпплджек. – Это самое лучшее, что может предложить Яблочная Аллея.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Наконец, ко мне вернулся дар речи.</text:p>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Тебе, сахарок, как гостю города, сделаю скидку. Забирай за шестьдесят. Раньше меньше чем золотой не отдавала.</text:p>
      <text:p text:style-name="P37">Расплачиваясь, я спросил:</text:p>
      <text:p text:style-name="P37">– Ты, случаем, не знаешь, как пройти к городской библиотеке?</text:p>
      <text:p text:style-name="P37">Эпплджек, вскинув копыто ко лбу, запричитала:</text:p>
      <text:p text:style-name="P37">–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Тут Эпплджек прервалась и что есть силы замахала кому-то:</text:p>
      <text:p text:style-name="P37"><text:soft-page-break/>– Рэр! Эй! Рэр! Давай к нам!</text:p>
      <text:p text:style-name="P37">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лузе шмотки.</text:p>
      <text:p text:style-name="P37">– Разница, как если бы тебя вместо огородницы назвали… ммм… <text:s/>реднеком. Пойдёмте, <text:span text:style-name="T1">Анон</text:span>.</text:p>
      <text:p text:style-name="P37">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Это ты меня, фермершу в четвёртом поколении, назвала “огородницей”?!! <text:span text:style-name="T1">Да ч</text:span>тоб мне лопнуть, если меня оскорбляли сильнее! Вы, городские, банан от огурца не отличите!</text:p>
      <text:p text:style-name="P37">–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реднек”, чем “огородница”! – слышалось бурчание Эпплджек нам вдогонку.</text:p>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7"><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Единорожка чуть не подпрыгивала от любопытства. Заметив мою отвалившуюся челюсть, она вновь рассмеялась.</text:p>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пятнадцать</text:span> лет наблюдал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Мы остановились перед деревом.</text:p>
      <text:p text:style-name="P37">Даже не так. </text:p>
      <text:p text:style-name="P37">Мы остановились перед ДЕРЕВОМ!</text:p>
      <text:p text:style-name="P37">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7"><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Единорожка удалилась, оставив <text:span text:style-name="T1">после себя лёгкий запах жасмина.</text:span></text:p>
      <text:p text:style-name="P37"/>
      <text:h text:style-name="Heading_20_2" text:outline-level="2">13. Расследование <text:span text:style-name="T1">Твайлайт Спаркл</text:span></text:h>
      <text:p text:style-name="P37"/>
      <text:p text:style-name="P37">– Э-э-э… Добрый день?</text:p>
      <text:p text:style-name="P37">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7">–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7">Йопт! Ещё один Шерлок Холмс на мою голову!</text:p>
      <text:p text:style-name="P37">–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1">исчезновений уже год. Почту за честь работать </text:span><text:span text:style-name="T32">под твоим руководством</text:span><text:span text:style-name="T41">. По</text:span><text:span text:style-name="T41">годи</text:span><text:span text:style-name="T41"> немного, я </text:span><text:span text:style-name="T32">от</text:span><text:span text:style-name="T41">систематизирую нужную информацию и расскажу тебе, насколько далеко смогла продвинуться.</text:span></text:p>
      <text:p text:style-name="P35">“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5"><text:span text:style-name="T12">Анон, ты всё же несправедлив к ней. </text:span><text:span text:style-name="T12">Надо будет помириться с ней по возвращению. Пусть она не считает </text:span><text:span text:style-name="T12">теб</text:span><text:span text:style-name="T12">я ровнёй себе, хрен с ним! Не получается l'amore — буде</text:span><text:span text:style-name="T12">шь</text:span><text:span text:style-name="T12"> дружить. </text:span><text:span text:style-name="T12">Тем более, что дружба аликорницы щедрее, чем иная любовь.</text:span></text:p>
      <text:p text:style-name="P35"><text:span text:style-name="T12">П</text:span><text:span text:style-name="T12">окашливание единорожки вернуло меня из мира грёз в библиотеку.</text:span></text:p>
      <text:p text:style-name="P37">–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7">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text:soft-page-break/>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Книгоежка аж затопала на месте.</text:p>
      <text:p text:style-name="P37">–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text:p>
      <text:p text:style-name="P37">…</text:p>
      <text:p text:style-name="P37">…</text:p>
      <text:p text:style-name="P37">– …и оборудовать подвал библиотеки бронекапсулой для безопасных испытаний!</text:p>
      <text:p text:style-name="P37">–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7">–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7"><text:span text:style-name="T1">– Ага, и тогда ты сможешь словить её фокальным усилителем, </text:span><text:span text:style-name="T1">преобразовать </text:span><text:span text:style-name="T1">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8">***</text:p>
      <text:p text:style-name="P37"/>
      <text:p text:style-name="P127"><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text:soft-page-break/>–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7"/>
      <text:p text:style-name="P37">…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7">Со слов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Воплощ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7">– Ага, он был закладкой в четвёртом номере «PlayMare», в разделе «Тридцать две позы, которые удивят вашу френдпони».</text:p>
      <text:p text:style-name="P57"><text:soft-page-break/>– Спайк! Немедленно ложись спать!</text:p>
      <text:p text:style-name="P57">– Уже иду. Кукурузу доем только и иду.</text:p>
      <text:p text:style-name="P57">– Кстати, а что за припадок был у Стар Свирла?</text:p>
      <text:p text:style-name="P57">– Он начал считать себя человеком. Не был им, как ты, Анон, а именно считал. Ему как-то приснился сон, после которого он стал полагать себя пришельцем из другого мира, принявшим облик единорога. И он составил в то время заклинание Воплощения.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57">– <text:span text:style-name="T61">Надо же! Ты вторая после Селестии, кто упоминает о людях. И то, Селестия отзывалась о них, как о сказочных существах.</text:span></text:p>
      <text:p text:style-name="P57">–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7">– Хм. Ясно.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7">– Так давай сюда весь Понивилль притащим! Это ж будет на 20% круче! Представляю себе видок Биг Мака в теле мисс Черили, гы-гы!</text:p>
      <text:p text:style-name="P4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7">–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7"><text:soft-page-break/>–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7">Я уселась на пуфике, а подруги заняли места на матрасах…</text:p>
      <text:p text:style-name="P57"/>
      <text:p text:style-name="P57">– Спайк, будь добр, принеси дневник эксперимента. Он в подвале, за шкафом с ретортами, в...</text:p>
      <text:p text:style-name="P57">– В сейфе, я в курсе.</text:p>
      <text:p text:style-name="P57"/>
      <text:p text:style-name="P58">***</text:p>
      <text:p text:style-name="P75">&lt;Seal — Amazing <text:span text:style-name="T1">(T</text:span><text:span text:style-name="T11">hin White Duke Remix)</text:span>&gt;</text:p>
      <text:p text:style-name="P57">Дата: 12.04.1003 А.С.</text:p>
      <text:p text:style-name="P57">Эксперимент: заклинание Воплощения Индрэ</text:p>
      <text:p text:style-name="P57">Испытуемая: Эпплджек</text:p>
      <text:p text:style-name="P57">Синопсис: запись сна со слов испытуемой</text:p>
      <text:p text:style-name="P57">Замечания: замечаний нет</text:p>
      <text:p text:style-name="P57"/>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3">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8">»</text:span></text:p>
      <text:p text:style-name="P10"><text:soft-page-break/>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7"/>
      <text:p text:style-name="P57">Примечания: ПипБак? Стойло? Двойники?</text:p>
      <text:p text:style-name="P1"/>
      <text:p text:style-name="P2">***</text:p>
      <text:p text:style-name="P1"/>
      <text:p text:style-name="P57">Дата: 12.04.1003 А.С.</text:p>
      <text:p text:style-name="P57">Эксперимент: заклинание Воплощения Индрэ</text:p>
      <text:p text:style-name="P57">Испытуемая: Рэйнбоу Дэш</text:p>
      <text:p text:style-name="P57">Синопсис: описание пробуждения испытуемой</text:p>
      <text:p text:style-name="P57">Замечания: испытуемая отказалась дать описание сна. «Гы-гы... Фигасе... Человеки рулят...» <text:span text:style-name="T14">—</text:span><text:span text:style-name="T15"> </text:span><text:span text:style-name="T61">всё, что удалось от неё добиться.</text:span></text:p>
      <text:p text:style-name="P1"/>
      <text:p text:style-name="P21">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text:soft-page-break/></text:p>
      <text:p text:style-name="P4">Примечания: человеки?</text:p>
      <text:p text:style-name="P4"/>
      <text:p text:style-name="P2">***</text:p>
      <text:p text:style-name="P47">&lt;<text:span text:style-name="T60">d.notive — Talking Flight</text:span>&gt;</text:p>
      <text:p text:style-name="P57">Дата: 12.04.1003 А.С.</text:p>
      <text:p text:style-name="P57">Эксперимент: заклинание Воплощения Индрэ</text:p>
      <text:p text:style-name="P57">Испытуемая: Рэрити</text:p>
      <text:p text:style-name="P57">Синопсис: запись сна со слов испытуемой</text:p>
      <text:p text:style-name="P57">Замечания: замечаний нет</text:p>
      <text:p text:style-name="P57"/>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1">Примечания: <text:span text:style-name="T44">чёрный экран?</text:span></text:p>
      <text:p text:style-name="P45"/>
      <text:p text:style-name="P48">***</text:p>
      <text:p text:style-name="P47"/>
      <text:p text:style-name="P57">Дата: 12.04.1003 А.С.</text:p>
      <text:p text:style-name="P57">Эксперимент: заклинание Воплощения Индрэ</text:p>
      <text:p text:style-name="P57">Испытуемая: Пинки Пай</text:p>
      <text:p text:style-name="P57">Синопсис: описание пробуждения испытуемой</text:p>
      <text:p text:style-name="P57">Замечания: испытуемая отказалась дать описание сна.</text:p>
      <text:p text:style-name="P57"/>
      <text:p text:style-name="P57">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text:soft-page-break/>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7"/>
      <text:p text:style-name="P57">Примечания: через месяц волосы Пинки пришли в обычное состояние, хотя при встрече с Рэйнбоу Дэш она по прежнему прячет глаза.</text:p>
      <text:p text:style-name="P57"/>
      <text:p text:style-name="P58">***</text:p>
      <text:p text:style-name="P57"/>
      <text:p text:style-name="P57">Дата: 12.04.1003 А.С.</text:p>
      <text:p text:style-name="P57">Эксперимент: заклинание Воплощения Индрэ</text:p>
      <text:p text:style-name="P57">Испытуемая: Флаттершай</text:p>
      <text:p text:style-name="P57">Синопсис: описание пробуждения испытуемой</text:p>
      <text:p text:style-name="P57">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7"/>
      <text:p text:style-name="P57">* Примечания: при виде кексиков истерика случилась с Пинки Пай.</text:p>
      <text:p text:style-name="P57"/>
      <text:p text:style-name="P2">***</text:p>
      <text:p text:style-name="P1"/>
      <text:p text:style-name="P21">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6"/>
      <text:h text:style-name="Heading_20_2" text:outline-level="2">14. Знакомство с 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вернулся к письму.</text:p>
      <text:p text:style-name="P57"/>
      <text:p text:style-name="P57">Привет, Сел (несмотря ни на что, мне всё же хочется называть тебя так).</text:p>
      <text:p text:style-name="P57">У меня есть прорыв по расследованию! Твайлайт Спаркл вышла на Откровение с помощью заклинания <text:span text:style-name="T24">&lt;&gt;</text:span>. Оно непосредственно связано с Чёрным Экраном. Эта дрянь таки жрёт пони, как и говорил Агамемнон. Посылаю тебе дневник эксперимента, это лучше всяких словесных описаний.</text:p>
      <text:p text:style-name="P47"/>
      <text:p text:style-name="P47">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text:soft-page-break/>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7"/>
      <text:p text:style-name="P57">К сожалению, Луна запретила Твайлайт дальнейшие эксперименты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7">Кроме того, Твайлайт сожгла кучу оборудования, что обусловило невозможность дальнейших исследований физически.</text:p>
      <text:p text:style-name="P57"/>
      <text:p text:style-name="P47">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передние ноги прямо на моё письмо! Разумеется, чернила не успели просохнуть! Разумеется, теперь свиток украшал чернильный отпечаток копыта! 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ответ я. – Надо принести кое-чего.</text:p>
      <text:p text:style-name="P47"><text:soft-page-break/>–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Чудо-Молнию,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7">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7"/>
      <text:p text:style-name="P47">БАЦ!</text:p>
      <text:p text:style-name="P47">Бутылка с пивом шлёпнулась прямо по центру свитка. Брызнувшие во все стороны тучи мелких клякс не оставля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пивными бутылками «шедевр»! А ведь переписывать его я не собираюсь, с меня довольно этого мучения с пером!</text:p>
      <text:p text:style-name="P47">Смех рвался наружу мощым потоком, я просто ухахатывался, упав на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text:soft-page-break/>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Вот чёрт!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подошёл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7"/>
      <text:p text:style-name="P38"><text:soft-page-break/>***</text:p>
      <text:p text:style-name="P37"/>
      <text:p text:style-name="P37">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7">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text:soft-page-break/>–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Больш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 кто придёт в Конце Времён. Значит, я чувствовала правильно, они действительно наступили. – Зебра нашла нужную страницу и стала читать.</text:p>
      <text:p text:style-name="P57"/>
      <text:p text:style-name="P57">«…Старый Свамбе говорит вам, маленькие иго-го, и вам, взрослые воины Нзака, и вам <text:span text:style-name="T55">—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7"/>
      <text:p text:style-name="P47">Зекора захлопнула книгу.</text:p>
      <text:p text:style-name="P47">– Это всё, что я могу сказать тебе, Тот-Кого-Нет.</text:p>
      <text:p text:style-name="P47">Бля! И ради этого я тащился сюда посреди ночи?</text:p>
      <text:p text:style-name="P47">– Бред какой-то! – мне эти полунамёки порядком поднадоели и я решил не церемониться. – Какой ещё «Нзака», какой ещё «Мбоно», какие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 Кого 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text:soft-page-break/></text:p>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61">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сиреневый глаз и фыркнула.</text:p>
      <text:p text:style-name="P47">–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lt;<text:span text:style-name="T53">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5">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твоим другом?</text:p>
      <text:p text:style-name="P47">Аликорница тихо засмеялась, защекотав мне ухо.</text:p>
      <text:p text:style-name="P4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Макс.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1">—</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7"><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Индрэ...</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1"> </text:span><text:span text:style-name="T32">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89"><text:span text:style-name="T41">– Я </text:span><text:span text:style-name="T45">всегда буду оставаться в тени. </text:span><text:span text:style-name="T41">– </text:span><text:span text:style-name="T45">хлюпала единорожка. </text:span><text:span text:style-name="T41">– </text:span><text:span text:style-name="T45">Мне не хватает сил, чтобы воспользоваться всеми знаниями, которые я освоила. Ведь даже заклинание «Последнего Шанса» я нашла!</text:span></text:p>
      <text:p text:style-name="P91"><text:span text:style-name="T11">– </text:span>Ты?!</text:p>
      <text:p text:style-name="P9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1"><text:span text:style-name="T11">– М</text:span>ожет тогда, ты скажешь, что в нём пошло не так и почему к вам попал я, а не сверхаликорн?</text:p>
      <text:p text:style-name="P91"><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0">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35"><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35"><text:span text:style-name="T11">– </text:span><text:span text:style-name="T1">Хм. Нет.</text:span></text:p>
      <text:p text:style-name="P35"><text:span text:style-name="T11">– </text:span><text:span text:style-name="T1">А друзья?</text:span></text:p>
      <text:p text:style-name="P35"><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2">.</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28">Чужестранец-примат разбил сердце нашей обожаемой Селестии! Двор в отчаянии </text:span><text:span text:style-name="T14">—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text:soft-page-break/></text:p>
      <text:p text:style-name="P47">Собрав инструмент, я потолкал тележку назад-вперёд.</text:p>
      <text:p text:style-name="P47"><text:span text:style-name="T11">– Г</text:span>отово. Принимай работу, хозяйка!</text:p>
      <text:p text:style-name="P47">Эпплджек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1">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1">объявляла вывеска.</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7"><text:span text:style-name="T11">–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text:soft-page-break/>Хм, а эта пони не из разговорчивых. Ну ладно.</text:p>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А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lt;<text:span text:style-name="T24">Мне Дэш сказала, что к нам приехал офигенский человек-Анон из Кантерлота, и он ходит на двух ногах и прикольно чешет спинку</text:span>&gt;</text:p>
      <text:p text:style-name="P42"/>
      <text:p text:style-name="P42"/>
      <text:p text:style-name="P49">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oft-page-break/><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pan text:style-name="T11">– </text:span>Эт-то ты наззваешь ссуфер-ддуфер-ссильн...?</text:p>
      <text:p text:style-name="P4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61">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11">– </text:span>Эммм... Скажи-ка мне, мой друг П-п-пинки... Легенда про фаэри <text:span text:style-name="T15">— </text:span><text:span text:style-name="T61">эт правда?</text:span></text:p>
      <text:p text:style-name="P47"><text:span text:style-name="T15">– </text:span><text:span text:style-name="T61">Какая из? Их много, вообще-то. Ик!</text:span></text:p>
      <text:p text:style-name="P47"><text:span text:style-name="T15">– </text:span><text:span text:style-name="T61">Про принцесс. Про то, что они фаэри, спустившиеся с неба во плоти, чтоб помогать пони управлять Эквестрией?</text:span></text:p>
      <text:p text:style-name="P47"><text:span text:style-name="T15">– </text:span><text:span text:style-name="T61">Макс, </text:span><text:span text:style-name="T15">– </text:span><text:span text:style-name="T61">захихикала Пинки, взъерошив копытами розовые кудряшки и попытавшись соорудить из них бороду, </text:span><text:span text:style-name="T15">– </text:span><text:span text:style-name="T6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7"><text:span text:style-name="T15">– </text:span><text:span text:style-name="T61">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61">Ты что-о-о! Нельзя любить фаэри! Она похитит твоё сердце, и ты будешь искать её, пока не... </text:span><text:span text:style-name="T15">– </text:span><text:span text:style-name="T61">Пинки погрузилась в так и не съеденный салат «по-Кантерлотски» и захрапела.</text:span></text:p>
      <text:p text:style-name="P47"><text:span text:style-name="T15">– </text:span><text:span text:style-name="T61">Пока не умру?</text:span></text:p>
      <text:p text:style-name="P47"><text:span text:style-name="T15">– </text:span><text:span text:style-name="T61">Нет, глупенький, </text:span><text:span text:style-name="T15">– </text:span><text:span text:style-name="T61">пробулькала Пинки из миски. </text:span><text:span text:style-name="T15">– </text:span><text:span text:style-name="T61">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text:soft-page-break/>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oft-page-break/><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пони деваются? И куда пропала Скуталу?</text:p>
      <text:p text:style-name="P50"><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0">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59">Приветствую тебя, мой маленький человек!</text:p>
      <text:p text:style-name="P59">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text:p>
      <text:p text:style-name="P59">Чудесно,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59">И, 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59"><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2"><text:soft-page-break/>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2">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9">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9">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5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59">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59">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9">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9">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9">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9">«<text:span text:style-name="T11">P.S. Н</text:span>е гневите мироздание воровством! <text:span text:style-name="T28">Обмен рулит</text:span>!»</text:p>
      <text:p text:style-name="P59">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text:soft-page-break/>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9">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59"/>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7"/>
      <text:h text:style-name="Heading_20_2" text:outline-level="2">16. Мэйнхэттен</text:h>
      <text:p text:style-name="P80">ZZ Top – Gimme all your lovin</text:p>
      <text:p text:style-name="P80">Mothley Crue – Kick Start My Heart</text:p>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oft-page-break/><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 на одной не остановлюсь. <text:span text:style-name="T11">– </text:span>П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 им быть убранными, когда на двух работающих пони целая толпа бездельников!</text:p>
      <text:p text:style-name="P50">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text:p>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17">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text:soft-page-break/>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text:soft-page-break/>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p>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0">«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7">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6">прочитал охранник, близоруко щурясь.</text:span></text:p>
      <text:p text:style-name="P50"><text:span text:style-name="T11">– </text:span>Удостоверение личности предъявлять? <text:span text:style-name="T11">– </text:span>осведомился я.</text:p>
      <text:p text:style-name="P50"><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oft-page-break/><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text:soft-page-break/>Дэш вымучено скривилась.</text:p>
      <text:p text:style-name="P50"><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text:span>Макс,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text:soft-page-break/>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телекинетическом поле перед единорожкой как некий диковинный экспонат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oft-page-break/><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0"><text:span text:style-name="T11">– </text:span>ОГО!</text:p>
      <text:p text:style-name="P50">Единорожка аж уселась на крыльцо от удивления.</text:p>
      <text:p text:style-name="P50"><text:span text:style-name="T11">– </text:span>Представлем себе, ЧТО вы скрываете, если ты готова на ТАКОЕ! Признаюсь, вам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9"><text:soft-page-break/></text:p>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1">– </text:span>Стой! Что ты там сказала о Селестии?</text:p>
      <text:p text:style-name="P50">Трикси молча левитировала мне газеты с трюмо.</text:p>
      <text:p text:style-name="P50">…</text:p>
      <text:p text:style-name="P50">Фак! Фак-фак-фак!!!</text:p>
      <text:p text:style-name="P50">«<text:span text:style-name="T28">Исчезновение дневной главы диархии: Эквестрия в панике!</text:span>» (статья двухдневной давности).</text:p>
      <text:p text:style-name="P50">«<text:span text:style-name="T28">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0">«<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0">«<text:span text:style-name="T28">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0">«<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9"><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6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0">Я зажал голову в ладонях и застонал, покачиваясь из стороны в сторону.</text:p>
      <text:p text:style-name="P50"><text:span text:style-name="T11">– </text:span>Макс?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text:soft-page-break/>просила меня —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7"/>
      <text:p text:style-name="P57">«…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0">–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5"><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0"/>
      <text:p text:style-name="P50">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0">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0">Что ж, вполне привычное для меня состояние. Последний месяц был просто ярким фантастически-нереальным исключением из правила.</text:p>
      <text:p text:style-name="P25">МУ-ХА-ХА!</text:p>
      <text:p text:style-name="P25">Кажется, я знаю, как показать фак провидению! <text:span text:style-name="T11">Show must go on!</text:span></text:p>
      <text:p text:style-name="P50">Я улыбнулся и помахал пегаске рукой, показывая, что в норме. Дэш облегчённо выдохнула.</text:p>
      <text:p text:style-name="P39">– <text:span text:style-name="T1">Так что, мы свободны? </text:span>– <text:span text:style-name="T1">спросил я, поднимаясь с пола.</text:span></text:p>
      <text:p text:style-name="P39">– <text:span text:style-name="T1">О, да! Великая и могучая Трикси держит слово!</text:span></text:p>
      <text:p text:style-name="P50">Единорожка задумалась и продолжила:</text:p>
      <text:p text:style-name="P39"><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text:span><text:span text:style-name="T1">достался тяжким трудом. </text:span>Это<text:span text:style-name="T1"> и будет нашим решающим вкладом в дело спасения Эквестрии! Можете не благодарить!</text:span></text:p>
      <text:p text:style-name="P128"/>
      <text:h text:style-name="Heading_20_2" text:outline-level="2">17. <text:span text:style-name="T1">Деградация</text:span></text:h>
      <text:p text:style-name="P39">&lt;<text:span text:style-name="T64">David Bowie - Lets Dance/ Ashes To Ashes</text:span></text:p>
      <text:p text:style-name="P39"><text:soft-page-break/><text:span text:style-name="T64">Roxette – Queen of rain</text:span>&gt;</text:p>
      <text:p text:style-name="P50">– Ы! Ы! Ы! Ы! Ы!</text:p>
      <text:p text:style-name="P50">Дэш стучала лбом о сосну с такой силой, что на неё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у тебя только одна пара ног для упора! Не сердись!</text:p>
      <text:p text:style-name="P50">Я покровительно похлопал пегаску по шее.</text:p>
      <text:p text:style-name="P50"><text:soft-page-break/>–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Макс, залазь в фургон. Там впереди какой-то посёлок. Купим еды и узнаем новости.</text:p>
      <text:p text:style-name="P50"/>
      <text:p text:style-name="P51">***</text:p>
      <text:p text:style-name="P50"/>
      <text:p text:style-name="P50">Три дня спустя…</text:p>
      <text:p text:style-name="P50"/>
      <text:p text:style-name="P50">«<text:span text:style-name="T28">Добро пожаловать в Груммингтон! Вам здесь рады!</text:span></text:p>
      <text:p text:style-name="P50"><text:span text:style-name="T28">Население города </text:span><text:span text:style-name="T65">302 пони</text:span><text:span text:style-name="T28">.</text:span></text:p>
      <text:p text:style-name="P50"><text:span text:style-name="T65">250 пони</text:span><text:span text:style-name="T28">.</text:span></text:p>
      <text:p text:style-name="P50"><text:span text:style-name="T65">125 поней</text:span><text:span text:style-name="T28">.</text:span></text:p>
      <text:p text:style-name="P50"><text:span text:style-name="T28">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0">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text:soft-page-break/>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0">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0">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0">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0">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0">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36">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Макс. </text:span><text:span text:style-name="T22">Дружба </text:span><text:span text:style-name="T37">—</text:span><text:span text:style-name="T22"> </text:span><text:span text:style-name="T3">э</text:span><text:span text:style-name="T22">то, </text:span><text:span text:style-name="T67">так её </text:span><text:span text:style-name="T3">разэтак</text:span><text:span text:style-name="T67">,</text:span><text:span text:style-name="T22"> магия!</text:span><text:span text:style-name="T55">»</text:span></text:p>
      <text:p text:style-name="P50"/>
      <text:p text:style-name="P50">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text:soft-page-break/>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0">Пегаска фейсхуфнула.</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Судя по площади крыльев, пегасы держатся в воздухе, в основном, за счёт магии.</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text:soft-page-break/>Я сел рядом. Мне нечем было её утешить, я мог лишь молча обнять её, поглаживая по растрёпанной гриве. Пегаска, вхлипывая, прижалась ко мне.</text:p>
      <text:p text:style-name="P50">– Макс?</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что бы ни случилось. Обещаю тебе.</text:p>
      <text:p text:style-name="P50">Пегаска утешилась и замерла, глядя в огонь.</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Макс? Расскажи какую-нибудь сказку на ночь? Что-то спать не хочется.</text:p>
      <text:p text:style-name="P50">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text:soft-page-break/>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text:p>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65">37 пни</text:span></text:p>
      <text:p text:style-name="P68">24пн</text:p>
      <text:p text:style-name="P68">15</text:p>
      <text:p text:style-name="P50"><text:span text:style-name="T28">1</text:span>»</text:p>
      <text:p text:style-name="P50">– Что это за цифры? – спросил я.</text:p>
      <text:p text:style-name="P50"><text:soft-page-break/>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0">«<text:span text:style-name="T28">Добро пожаловать в Груммингтон! Вам здесь рады!</text:span></text:p>
      <text:p text:style-name="P50"><text:span text:style-name="T28">Население города </text:span><text:span text:style-name="T65">302 пони</text:span><text:span text:style-name="T28">.</text:span></text:p>
      <text:p text:style-name="P50"><text:span text:style-name="T65">250 пони</text:span><text:span text:style-name="T28">.</text:span></text:p>
      <text:p text:style-name="P50"><text:span text:style-name="T65">125 поней</text:span><text:span text:style-name="T28">.</text:span></text:p>
      <text:p text:style-name="P50"><text:span text:style-name="T28">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Макс!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span text:style-name="T11">&lt;</text:span><text:span text:style-name="T54">Metallica-Enter Sandman</text:span><text:span text:style-name="T11">&gt;</text:span></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Макс,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8. Филлидельфия</text:h>
      <text:p text:style-name="P39">&lt;<text:span text:style-name="T53">Kiss – I Was Made For Lovin’ You</text:span>&gt;</text:p>
      <text:p text:style-name="P50"><text:soft-page-break/>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Я поднял кусок газеты, прибитый ветром к ограждению и быстро пробежался по заголовкам.</text:p>
      <text:p text:style-name="P50">«<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0">«</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0">».</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28">Казус в Мэйнхэттене: неизвестные разбросали по центру города листовки, доказывающие похищение Селестии Найтмэр Мун</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0">–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text:soft-page-break/>–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0">– Бггг! – <text:s/>заржала пегаска. – Макс,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насупилась и принялась ковырять копытом асфальт.</text:p>
      <text:p text:style-name="P50"><text:soft-page-break/>–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первые видя его.</text:p>
      <text:p text:style-name="P50">– Ты имеешь ввиду, что тебе утром некому сказать: «Привет, хорошего дня»?</text:p>
      <text:p text:style-name="P50">– Да, примерно это я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text:p>
      <text:p text:style-name="P50">– Макс! В Эквестрии у тебя всегда будут друзья, что бы ни случилось!</text:p>
      <text:p text:style-name="P50">Я растроганно обнял пегаску и погладил её по шее.</text:p>
      <text:p text:style-name="P50">– Спасибо, Дэш. Это просто здорово!</text:p>
      <text:p text:style-name="P50">…</text:p>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пегаски мимо ушей и продолжил паковать рюкзак.</text:p>
      <text:p text:style-name="P50"/>
      <text:p text:style-name="P52">&lt;<text:span text:style-name="T24">Добавить подбор снаряги. Всю снарягу потом выкинет Дэш</text:span>&gt;</text:p>
      <text:p text:style-name="P52"/>
      <text:p text:style-name="P50">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text:soft-page-break/>– Надеюсь, с ним ничего не случится. – озабоченно сказал я. – Иначе придётся объясняться с Трикси.</text:p>
      <text:p text:style-name="P50">– Ерунда! В крайнем случае, купишь ей новый.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емьдесят килограмм. – больший из двух котелков отправился в провал.</text:p>
      <text:p text:style-name="P50">– Я могу тянуть тебя, когда ты весишь восемьдесят килограмм. – две трети наших запасов картошки и ухнули следом.</text:p>
      <text:p text:style-name="P50">– Я могу тащить тебя, даже когда ты весишь девяносто! – насос и запасное колесо к самокату улетели туда же.</text:p>
      <text:p text:style-name="P50">– Но мы не договаривались, что ты будешь весить под сто десять только потому, что дорвался до бесплатных магазинов! Лягать, это уже слишком!</text:p>
      <text:p text:style-name="P50">– Погоди, Дэш, консервы-то не выкидывай! Ты ж сама говорила, что только-только размялась и всё такое. <text:span text:style-name="T66">И магазин</text:span>ы вовсе<text:span text:style-name="T66"> не </text:span>бесплатные<text:span text:style-name="T66"> <text:s/></text:span>— я оставлял там деньги — последние, кстати. Дай, я сам отберу припасы...</text:p>
      <text:p text:style-name="P50">…</text:p>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0">– «Трасса 52» – прочла Дэш на табличке. – Что-то я не помню тут никаких трасс. Наверное, недавно построили.</text:p>
      <text:p text:style-name="P50"><text:soft-page-break/>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0">Сияние. <text:span text:style-name="T66">Оно п</text:span>овсюду. <text:span text:style-name="T66">Нет верха и низа, нет направлений и расстояний. Нет м</text:span>ыслей. Нет чувств. Нет времени. Есть только бесконечное сияние.</text:p>
      <text:p text:style-name="P60"><text:s/>В какой-то момент пришло осознание.</text:p>
      <text:p text:style-name="P60">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0">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0">– Док, позавчерашний приходит в сознание!</text:p>
      <text:p text:style-name="P60">– Следи за давлением.</text:p>
      <text:p text:style-name="P60">В поле зрения появляется предмет. Сквозь ресницы видны только его расплывчатые очертания. Предмет движется, проводя какие-то манипуляции.</text:p>
      <text:p text:style-name="P60">Я открываю глаза и вижу фигуру в голубом.</text:p>
      <text:p text:style-name="P60">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0">– Больной, как вы себя чувствуете? Вы можете назвать своё имя?</text:p>
      <text:p text:style-name="P60">Я закрываю глаза и пытаюсь вспомнить.</text:p>
      <text:p text:style-name="P60">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0">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text:soft-page-break/>обмороженные руки-ноги, то остаток жизни проведёшь в инвалидном кресле, вспоминая, как хотел стать альпинистом!</text:p>
      <text:p text:style-name="P60">Я вспомнил почти всё. Моё имя? Осталось вспомнить имя. Меня зовут...</text:p>
      <text:p text:style-name="P60">– Ма-а-акс! Ма-а-акс! Ма-а-акс!</text:p>
      <text:p text:style-name="P60">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0">Я открываю глаза и вижу фигуру в голубом.</text:p>
      <text:p text:style-name="P60"/>
      <text:p text:style-name="P50">…</text:p>
      <text:p text:style-name="P50"/>
      <text:p text:style-name="P50">Сознание с трудом возвращалось в гудевшую <text:span text:style-name="T6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Ма-а-акс! Ма-а-акс!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Макс?!!</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66">А т</text:span>ы вставать не хотел! Я очень-очень испугалась. <text:span text:style-name="T66">Всё-таки, д</text:span>урацкая это была затея с самокатом! Если бы можно было вернуться к фургону!</text:p>
      <text:p text:style-name="P50">–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упёршись своим носом в мой.</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text:soft-page-break/>– Фиговые у тебя шутки.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Дискордовы яйца!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схватилась за голову.</text:p>
      <text:p text:style-name="P50"><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8">о такие… гм… заклинания. Ты </text:span><text:span text:style-name="T39">пишешь</text:span><text:span text:style-name="T48">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И у</text:span> нас совсем нет магии.</text:p>
      <text:p text:style-name="P50"><text:span text:style-name="T50">–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text:soft-page-break/>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6">матюков мне</text:span> удалось замазать самые большие щели. За тестовый<text:span text:style-name="T66"> </text:span>получасовый заплыв<text:span text:style-name="T66"> </text:span>в лодку набралось всего две банки воды.</text:p>
      <text:p text:style-name="P52">– Ну что, отправляемся? – Дэш свеслилась с носа, глядя в зеленоватую воду. – Как лодку назовёшь, кэп?</text:p>
      <text:p text:style-name="P52">– «Две банки». – буркнул я.</text:p>
      <text:p text:style-name="P40"/>
      <text:p text:style-name="P40">…</text:p>
      <text:p text:style-name="P40">&lt;<text:bookmark text:name="eow-title"/><text:span text:style-name="T59">Haddaway - What is love </text:span>&gt;</text:p>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2">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2">– Макс.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66">Я не давал ей повода!</text:span></text:p>
      <text:p text:style-name="P52">– Это не твоё дело! – рявкнул я.</text:p>
      <text:p text:style-name="P52"><text:soft-page-break/>–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66">н жил с пони! И они </text:span>офигенски <text:span text:style-name="T66">любили друг друга! И у них </text:span>был<text:span text:style-name="T66"> </text:span>офигенский <text:span text:style-name="T66">секс! </text:span>И это было круто!<text:span text:style-name="T66">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text:span><text:span text:style-name="T24">Макс! Я </text:span><text:span text:style-name="T26">— </text:span><text:span text:style-name="T24">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text:soft-page-break/>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3">– </text:span><text:span text:style-name="T34">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text:soft-page-break/>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oft-page-break/><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5">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0">– <text:span text:style-name="T1">Дэш… Ты же понимаешь, что я не люблю тебя?</text:span></text:p>
      <text:p text:style-name="P40">–<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text:soft-page-break/>&lt;<text:span text:style-name="T53">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40">&lt;<text:span text:style-name="T53">Mothley Crue – Cickstart my heart</text:span>&gt;</text:p>
      <text:p text:style-name="P52">«<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oft-page-break/><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ё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text:p>
      <text:p text:style-name="P52"><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е-вжик!</text:p>
      <text:p text:style-name="P52"><text:soft-page-break/>Лоскутья одежды полетели на пол. Я лежал на столе как новорождённый и орал соответственно.</text:p>
      <text:p text:style-name="P52"><text:span text:style-name="T11">– О</text:span>у! <text:span text:style-name="T66">Что-то новенькое! </text:span>Это надо задокументировать.</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66">Т</text:span>ы собираешься устроить филиал порнхаба для пони-извращенцев?</text:p>
      <text:p text:style-name="P52"><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2"/>
      <text:p text:style-name="P41">***</text:p>
      <text:p text:style-name="P41"/>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text:soft-page-break/></text:p>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М</text:span>акс?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1">– </text:span>Итак, мы:</text:p>
      <text:p text:style-name="P52">а) Имеем резонаторные рубины для ускорителя.</text:p>
      <text:p text:style-name="P52">б) После исчезновения принцессы Селестиии, не имеем <text:s/>возможности контролировать усиленное ускорителем <text:s/>заклинание Индрэ.</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oft-page-break/><text:span text:style-name="T11">– </text:span>Что ты сказала? А ну, повтори? <text:span text:style-name="T11">– </text:span>взвилась пегаска.</text:p>
      <text:p text:style-name="P52"><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text:span>Макс,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text:soft-page-break/>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в лавку к Кейкам за выпечкой! Нам всем нужно успокоиться.</text:p>
      <text:p text:style-name="P52"><text:span text:style-name="T11">– </text:span>Уже бегу!</text:p>
      <text:p text:style-name="P52"/>
      <text:p text:style-name="P53">***</text:p>
      <text:p text:style-name="P52"/>
      <text:p text:style-name="P5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всё просчитано. Я уверена, я подчёркиваю, абсолютно уверена в безопасности эксперимента!</text:p>
      <text:p text:style-name="P52"><text:span text:style-name="T11">– </text:span>Ой, чего-то мне нехорошо становится, когда ты так говоришь...</text:p>
      <text:p text:style-name="P52"><text:span text:style-name="T11">–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text:span text:style-name="T1">Большое Откровение</text:span></text:h>
      <text:p text:style-name="P40">&lt;<text:span text:style-name="T53">Mission Impossible theme</text:span>&gt;</text:p>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text:soft-page-break/>Я перехожу провал.</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8">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Я тяну ручку двери на верхней площадке. Сильный сквозняк чуть не сбивает меня с ног: ветер задувает в<text:span text:style-name="T66"> </text:span>покои Луны<text:span text:style-name="T66"> </text:span>через открытые балконные двери<text:span text:style-name="T66">.</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oft-page-break/><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Как я помню,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звёздную сине-зелёную мглу.</text:p>
      <text:p text:style-name="P52"/>
      <text:p text:style-name="P52">…</text:p>
      <text:p text:style-name="P40"/>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6">её </text:span>расплываются. Она исчезает, не дойдя до экрана.</text:p>
      <text:p text:style-name="P66">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2">Я ВИЖУ!!! ПРОКЛЯТЬЕ, КАК ВСЁ ПРОСТО!!!</text:p>
      <text:p text:style-name="P52"><text:soft-page-break/>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2"><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Пегаска приветственно машет копытом.</text:p>
      <text:p text:style-name="P26"><text:span text:style-name="T40">– </text:span><text:span text:style-name="T30">Шейла! Шейла Блюскай! И я уже не малышка! </text:span><text:span text:style-name="T40">– </text:span><text:span text:style-name="T30">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6"/>
      <text:p text:style-name="P53">***</text:p>
      <text:p text:style-name="P53"/>
      <text:p text:style-name="P1"><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3">–</text:span><text:span text:style-name="T34"> … чувствуешь, дорогая Рэрити?! Я могу чем-нибудь помочь? Вот, выпей воды! </text:span><text:span text:style-name="T43">–</text:span><text:span text:style-name="T34">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что? Увидел ч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Макс,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text:p>
      <text:p text:style-name="P52">Ожидание сменилось недоумением. Рэйнбоу Дэш насмешливо скривила губы.</text:p>
      <text:p text:style-name="P52"><text:span text:style-name="T11">– </text:span>Да ладно! Кончай прикалываться, мы же ждём! Шутка зачлась!</text:p>
      <text:p text:style-name="P52"><text:soft-page-break/><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ою голову и прижалась нос к носу.</text:p>
      <text:p text:style-name="P52"><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что за нечисть тут орудует!</text:p>
      <text:p text:style-name="P52"><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text:soft-page-break/>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66">Допустим, кот бессмертен. Также допустим, что кот з</text:span>аколдован<text:span text:style-name="T66"> </text:span>отложенным <text:span text:style-name="T66">заклятие</text:span>м<text:span text:style-name="T66"> Стирания, которое сработает, если кто-то откроет ящик</text:span>. <text:span text:style-name="T66">То есть, п</text:span>ри открытии<text:span text:style-name="T66"> ящик</text:span>а<text:span text:style-name="T66"> кот исчезнет из </text:span>бытия<text:span text:style-name="T66">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чешь сказать, что мы все — навроде этого кота, а Макс боится открыть ящик? Чтоб мы не исчезли окончательно?</text:p>
      <text:p text:style-name="P52"><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Макс, хоть про Селестию ты нам можешь рассказать?</text:p>
      <text:p text:style-name="P52"><text:soft-page-break/><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2"><text:span text:style-name="T11">– </text:span>Макс,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text:p>
      <text:p text:style-name="P52"><text:span text:style-name="T11">–</text:span> Что? Мы не ослышались? ТЫ СМЕЕШЬ МЕШАТЬ НАМ?!!</text:p>
      <text:p text:style-name="P52">Нас опять потащило к Луне. Дэш подпёрла голову копытом и скорчила скучающую мину.</text:p>
      <text:p text:style-name="P52"><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oft-page-break/><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oft-page-break/><text:span text:style-name="T11">– </text:span>Что? <text:span text:style-name="T11">–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oft-page-break/><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text:soft-page-break/>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text:soft-page-break/>В разговор встряла Твайлайт, до этого тихо стоявшая в сторонке.</text:p>
      <text:p text:style-name="P52"><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2">Аликорница вернулась на место, воссоединившись с двойником.</text:p>
      <text:p text:style-name="P52"><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oft-page-break/><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2"><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Что она знает о нас с Селли?</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oft-page-break/><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text:p>
      <text:p text:style-name="P47">Луна бросила на меня тяжёлый взгляд.</text:p>
      <text:p text:style-name="P50"><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спермотоксикоз.</text:p>
      <text:p text:style-name="P47"><text:span text:style-name="T16">– Что?!! – с недоверием воскликнула Луна. – Сестра никогда не умела лечить. И сейчас не умеет </text:span><text:span text:style-name="T62">— иначе Мы бы знали. Мало кто владеет магией целительства, и Сестра не из их числа.</text:span></text:p>
      <text:p text:style-name="P40">– Очень мне надо тебе врать! – возмутился я. – Сел исцелила меня в Кантерлоте с помощью заместительной терапии.</text:p>
      <text:p text:style-name="P40">Луна вскинула копыто к <text:span text:style-name="T1">виску</text:span> и закатила глаза.</text:p>
      <text:p text:style-name="P47"><text:span text:style-name="T16">– О небо! Теперь Мы понимаем, почему она так ослабела! Как это в стиле Сестры </text:span><text:span text:style-name="T62">— она готова отпилить себе крыло, дабы не заслонять для кого-то солнце!</text:span></text:p>
      <text:p text:style-name="P40">– Ты о чём? – не понял я. – Какое ещё, к дискорду, крыло? Почему она ослабела?</text:p>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7"><text:span text:style-name="T16">– Заместительная терапия </text:span><text:span text:style-name="T62">—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40">Луна вздохнула и повернулась ко мне.</text:p>
      <text:p text:style-name="P47"><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6">– </text:span><text:span text:style-name="T62">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2"><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0" text:outline-level="2"><text:span text:style-name="T1">22</text:span>. <text:span text:style-name="T1">Лучший</text:span> Гранд Галопин<text:span text:style-name="T1">г</text:span> Гала <text:span text:style-name="T1">в истории</text:span></text:h>
      <text:p text:style-name="P76">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text:span>Макс,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40">…</text:p>
      <text:p text:style-name="P40"/>
      <text:p text:style-name="P52"><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2">Я мило улыбнулся ей в ответ, закинул в рот пучок петрушки и ответил.</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2">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text:soft-page-break/>–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2">– Прибыл к нам, ага. А я-то думал, Селли сама на нашу голову вытащила эту обезьяну из мухосранска. – прочавкал сам себе Дискорд.</text:p>
      <text:p text:style-name="P52">– Мак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text:soft-page-break/>–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мои маленькие пони, Мы должны просить вас ещё об одной услуге.</text:p>
      <text:p text:style-name="P52">Странно и непривычно было видеть принцессу ночи сконфуженной.</text:p>
      <text:p text:style-name="P52">–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41">***</text:p>
      <text:p text:style-name="P40"/>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text:soft-page-break/>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лица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text:soft-page-break/>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1"/>
      <text:p text:style-name="P61">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1">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1">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1">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1">До встречи!</text:p>
      <text:p text:style-name="P61"/>
      <text:p text:style-name="P52"><text:soft-page-break/>– Селли-Селли… Ну почему ты такая… – пробормотал я сквозь слёзы.</text:p>
      <text:p text:style-name="P52"/>
      <text:p text:style-name="P53">***</text:p>
      <text:p text:style-name="P76">INXS – Suicide blonde</text:p>
      <text:p text:style-name="P52">«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text:soft-page-break/>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lt;<text:span text:style-name="T63">Ace Enders – million different people</text:span>&gt;</text:p>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7">усесться поудобнее там, где стоишь, и слушать-слушать-слушать (танцевать?)</text:span>.</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text:soft-page-break/>Луна с Твайлайт остановились прямо у колонны, за которой сидел я, прислонившись к прохладному мрамору с надписью «з<text:span text:style-name="T72">д</text:span>ЕсЬ БЫл <text:span text:style-name="T73">д</text:span>ИскОр<text:span text:style-name="T71">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 Луна с некоторым смущением сообщила:</text:p>
      <text:p text:style-name="P52">–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text:p>
      <text:p text:style-name="P52">– Да хрен там! Какие перья? Ты же сама сказала, отношения были чисто деловыми. По крайней мере, с её стороны.</text:p>
      <text:p text:style-name="P52"><text:soft-page-break/>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40"/>
      <text:p text:style-name="P53">***</text:p>
      <text:p text:style-name="P52"/>
      <text:p text:style-name="P52">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2">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ие недели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4"></text:span><text:span text:style-name="T75"> сидел, прислонившись к стенке. Оранжевая лампочка по прежнему горела на налобни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2">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2">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text:soft-page-break/>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над ней уровень спарк-заряда, решётка радио левее, педаль колёсного тормоза внизу, кнопка включения фонарей справа. Как там? Рычаг на себя?</text:p>
      <text:p text:style-name="P52">Рычаг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ручку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2">Замок.</text:p>
      <text:p text:style-name="P52"><text:soft-page-break/>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76">Зафиксирована опасная ситуация. Сознание пациента </text:span><text:span text:style-name="T77">&lt;</text:span><text:span text:style-name="T76">Селестия</text:span><text:span text:style-name="T77">&gt;</text:span><text:span text:style-name="T76"> не регистрируется. Активируется протокол экстренной эвакуации пациента </text:span><text:span text:style-name="T77">&lt;</text:span><text:span text:style-name="T76">Селестия</text:span><text:span text:style-name="T77">&gt;</text:span><text:span text:style-name="T76"> к </text:span><text:span text:style-name="T77">&lt;</text:span><text:span text:style-name="T76">Луна</text:span><text:span text:style-name="T77">&gt;</text:span><text:span text:style-name="T76">.</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2"><text:soft-page-break/></text:p>
      <text:p text:style-name="P52">–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2">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Осколки</text:span></text:h>
      <text:p text:style-name="P79">Electric Light Orchestra – Sorrow about to fall</text:p>
      <text:p text:style-name="P52">Скалу ощутимо тряхнуло. Грибной суп выплеснулся из супницы на стол.</text:p>
      <text:p text:style-name="P52">– Четвёртый день уж волокут. Могли бы и научиться наконец-то. – проворчала Эпплджек с набитым ртом.</text:p>
      <text:p text:style-name="P52">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text:p>
      <text:p text:style-name="P52">– Эй-Джей, гляди, твоя ферма! – Дэш указала на ряды деревьев на окраине городка.</text:p>
      <text:p text:style-name="P52"><text:soft-page-break/>– Агась, она! – кивнула фермерша. – А это значит, скоро приедем.</text:p>
      <text:p text:style-name="P52">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2">– Итак, на рассвете мы достигнем цели. Надеюсь, все помнят план действий. Мы высаживаемся группой у входа и…</text:p>
      <text:p text:style-name="P52">– Прячемся?</text:p>
      <text:p text:style-name="P52">– Дерёмся с пландерсидами?</text:p>
      <text:p text:style-name="P52">– Создаём магическое убежище?</text:p>
      <text:p text:style-name="P52">– Нет!</text:p>
      <text:p text:style-name="P52">Луна поднесла копыто ко рту и прокашлялась.</text:p>
      <text:p text:style-name="P52">–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человек?</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text:soft-page-break/>–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text:p>
      <text:p text:style-name="P4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1">***</text:p>
      <text:p text:style-name="P40"/>
      <text:p text:style-name="P47"><text:span text:style-name="T62">Заходящее солнце омывало израненную Эквестрию тёплым оранжевым светом. </text:span>Мы летели над провалами, избороздившими землю вдоль и поперёк, и я ужаснулся, насколько быстро деградирует <text:soft-page-break/>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2">—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2"/>
      <text:p text:style-name="P52">…</text:p>
      <text:p text:style-name="P52"/>
      <text:p text:style-name="P1"><text:span text:style-name="T40">–</text:span><text:span text:style-name="T30">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0">– Но это же полная ерунда! – <text:span text:style-name="T1">в</text:span>оскликнула Д<text:span text:style-name="T1">эш</text:span>. – <text:span text:style-name="T1">Как он сможет завершить проект, на который нужно </text:span><text:span text:style-name="T66">трид</text:span><text:span text:style-name="T1">цать лет, если его сменят через </text:span><text:span text:style-name="T66">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Макс?</text:p>
      <text:p text:style-name="P52">– Да?</text:p>
      <text:p text:style-name="P52">–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text:soft-page-break/>– А то ж!</text:p>
      <text:p text:style-name="P52">Вслед за Твайлайт к нам подошли Эпплджек с Пинки. Фермерша прикоснулась ко мне копытом.</text:p>
      <text:p text:style-name="P52">–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2">– Супер-дупер-верно! Ещё никто не смел отобрать у Пинки друга и остаться при этом в своём уме!!!</text:p>
      <text:p text:style-name="P52">Розовая пони встала на задние ноги, передни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Макс.</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0"><text:span text:style-name="T11">~~~ </text:span>Человек Макс <text:span text:style-name="T11">~~~</text:span></text:p>
      <text:p text:style-name="P70">Паспорт гражданина Эквестрии</text:p>
      <text:p text:style-name="P69">Выдан человеку Максу</text:p>
      <text:p text:style-name="P69">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69">Именем правительства Эквестрии призываем оказывать предъявителю сего всю возможную помощь и содействие.</text:p>
      <text:p text:style-name="P30">26.07.2143</text:p>
      <text:p text:style-name="P52"/>
      <text:p text:style-name="P53">***</text:p>
      <text:p text:style-name="P52"/>
      <text:p text:style-name="P52"><text:soft-page-break/>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2">Дирижабль миновал полосу воды и поравнялся с замком. Как по команде, дождь из лиан прекратился.</text:p>
      <text:p text:style-name="P52">– Похоже, мы выиграли этот бой. – тихо сказала Луна. – Нам стоило использовать «Конкордию» и в первый раз.</text:p>
      <text:p text:style-name="P52">– Напомнить тебе о режиме секретности, который ты тогда установила, или сама вспомнишь? – язвительно отозвался Дискорд.</text:p>
      <text:p text:style-name="P52">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2">«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0"/>
      <text:p text:style-name="P52">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41">~~~~~</text:p>
      <text:p text:style-name="P52"/>
      <text:p text:style-name="P52">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2">– Бросайте якорь. – отвечает Луна.</text:p>
      <text:p text:style-name="P52">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text:soft-page-break/>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2"/>
      <text:p text:style-name="P52">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text:p>
      <text:p text:style-name="P52">«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2">Луна отдаёт короткую команду в интерком и наперерез падающим фигуркам с «Конкордии» пикирует звено Вондерболтов.</text:p>
      <text:p text:style-name="P52">– <text:span text:style-name="T28">ПОНИ! ВЫ ЗАЕБАЛИ!!! ДАДИТЕ ВЫ МНЕ СПАТЬ КОГДА-НИБУДЬ, ИЛЬ НЕТ?!! КЛЯНУСЬ СВОИМ ХВОСТОМ, Я НАУЧУ ВАС УВАЖАТЬ МОЙ СОН, ИЛЬ Я НЕ АГАМЕМНОН!</text:span></text:p>
      <text:p text:style-name="P52">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2">– Берегись!!!</text:p>
      <text:p text:style-name="P52">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2"/>
      <text:p text:style-name="P41">~~~~~</text:p>
      <text:p text:style-name="P41"/>
      <text:p text:style-name="P52">…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2">Я принимаю вертикальное положение. Вокруг меня осыпавшиеся замшелые стены без крыши и… Дэш.</text:p>
      <text:p text:style-name="P52">–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 – Ты не в курсе, куда я приземлилась? Ты уже был тут.</text:p>
      <text:p text:style-name="P52">Я качаю головой.</text:p>
      <text:p text:style-name="P52">– Я видел только маленькую часть замка Сестёр. И то, на бегу. Но ты ведь можешь подняться над замком и разведать путь?</text:p>
      <text:p text:style-name="P52">Пегаска чешет копытом в затылке.</text:p>
      <text:p text:style-name="P52">– Могу, конечно. Но пока я спускалась, меня трижды чуть не сбили.</text:p>
      <text:p text:style-name="P52">Над развалинами выстреливает пландерсид, целясь в пролетающего Вондерболта.</text:p>
      <text:p text:style-name="P52">–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2"><text:soft-page-break/>Я сажусь на обломок колон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2">– Макс? – пегаска трясёт меня копытом. – Ты же у нас Проводник? Выбирай направление.</text:p>
      <text:p text:style-name="P52">Ну да, на работу флюгером я ещё гожусь, «Громовержец» от выбора направления нам на голову не свалится. Наверное.</text:p>
      <text:p text:style-name="P52">Я тыкаю на ближайший коридор.</text:p>
      <text:p text:style-name="P52">– Идём туда. Один хрен, они все одинаковые. Рано или поздно выйдем в знакомое место.</text:p>
      <text:p text:style-name="P52">– Верняк! – пегаска салютует. – Веди, Проводник!</text:p>
      <text:p text:style-name="P52"/>
      <text:p text:style-name="P52">…</text:p>
      <text:p text:style-name="P52"/>
      <text:p text:style-name="P52">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 Нет. И это показывает, насколько я уверена в победе.</text:p>
      <text:p text:style-name="P1"><text:span text:style-name="T34">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 Послушай, не называй меня проводником. Это уже не смешно!</text:p>
      <text:p text:style-name="P52">Пегаска смотрит на меня вишнёвыми глазами.</text:p>
      <text:p text:style-name="P52">– А я и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text:soft-page-break/><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1">~~~~~</text:p>
      <text:p text:style-name="P3"/>
      <text:p text:style-name="P4">– Держи своего «Проводника», Метёл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text:soft-page-break/>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1">~~~~~</text:p>
      <text:p text:style-name="P18"/>
      <text:p text:style-name="P8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89"/>
      <text:p text:style-name="P90">Кажется, я уже это встречал раньше! Не помню только, где и когда.</text:p>
      <text:p text:style-name="P89"/>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2">Там лишь тающая в темноте радуга.</text:p>
      <text:p text:style-name="P47"/>
      <text:h text:style-name="Heading_20_2" text:outline-level="2">2<text:span text:style-name="T1">4</text:span>. <text:span text:style-name="T1">Терра</text:span></text:h>
      <text:h text:style-name="P142" text:outline-level="3">Воскресение</text:h>
      <text:p text:style-name="P47">&lt;<text:span text:style-name="T78">Bowie — Ashes to ashes</text:span>&gt;</text:p>
      <text:p text:style-name="P1">Невесомость, удар, чувство веса. Я открываю глаза.</text:p>
      <text:p text:style-name="P1"><text:soft-page-break/>Крыша Bionic Hill-12 тускло отсвечивает в свете звёзд. <text:span text:style-name="T30">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7">–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2">— феерия эмоций наполняла меня во время пребывания в ярком нескладном мире, что остался позади. </text:span><text:span text:style-name="T35">Я тогда как будто вынырнул из трясины и начал дышать, ощущая каждой своей клеточкой полную гамму чувств и оттенков жизни. Но у</text:span><text:span text:style-name="T32">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5">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5">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5">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5">–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5"><text:soft-page-break/>Дискорд помахал рукой у меня перед носом. Я оттолкнул его руку и выпрямился.</text:p>
      <text:p text:style-name="P55">– Не надо. Я в порядке.</text:p>
      <text:p text:style-name="P55"/>
      <text:p text:style-name="P56">***</text:p>
      <text:p text:style-name="P55"/>
      <text:p text:style-name="P55">– Бля! Я так и знал!</text:p>
      <text:p text:style-name="P55">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5">–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5">– И как её найти? – мрачно добавил я. – Компас теперь бесполезен.</text:p>
      <text:p text:style-name="P55">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5">Стакан медленно собрался воедино и прыгнул обратно в руку Дискорду. – Хорошо, хоть от моей заначки в Эогиппе что-то осталось. – пробурчал он.</text:p>
      <text:p text:style-name="P55">– Ну так и зачем её тратить на ерунду? – возразил я.</text:p>
      <text:p text:style-name="P55">–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8"/>
      <text:p text:style-name="P56">***</text:p>
      <text:p text:style-name="P55"/>
      <text:p text:style-name="P37"><text:span text:style-name="T2">Проклятье</text:span>! Это уже черезчур! Мне даже материться не хотелось.</text:p>
      <text:p text:style-name="P37">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7">–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7"><text:soft-page-break/>– Зуб даю! – Дискорд попытался было войти внутрь, но я остановил его.</text:p>
      <text:p text:style-name="P37">– Дальше турникетов не пройдёшь. Охрана не пропустит.</text:p>
      <text:p text:style-name="P37">Я тяжко вздохнул.</text:p>
      <text:p text:style-name="P37">– Я там работал семь лет. До прошлой пятницы. – ответил я на вопрошающий взгляд. – Думал, вырвался из этого омута навсегда. Ошибался, как видишь.</text:p>
      <text:p text:style-name="P37"/>
      <text:p text:style-name="P37">…</text:p>
      <text:p text:style-name="P37"/>
      <text:p text:style-name="P47">Бип-бип-бип!</text:p>
      <text:p text:style-name="P52">– Анон? – голос в трубке не смог скрыть радостного изумления. –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lt;<text:span text:style-name="T78">Michael Jackson — Get out of my mind</text:span>&gt;</text:p>
      <text:p text:style-name="P1">Административная консоль приветственно мигнула зелёным шрифтом. Я поправил микрофон.</text:p>
      <text:p text:style-name="P1"><text:span text:style-name="T34">– </text:span>Привет, Нэш. Это Анон.</text:p>
      <text:p text:style-name="P1"><text:span text:style-name="T34">–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5">…</text:p>
      <text:p text:style-name="P85">…</text:p>
      <text:p text:style-name="P85">Конфликт с узлом 5</text:p>
      <text:p text:style-name="P85">…</text:p>
      <text:p text:style-name="P85">…</text:p>
      <text:p text:style-name="P85">Конфликт с узлом 12</text:p>
      <text:p text:style-name="P85">…</text:p>
      <text:p text:style-name="P85">Конфликт с узлом 15</text:p>
      <text:p text:style-name="P85">…</text:p>
      <text:p text:style-name="P85">Конфликт с узлом 17</text:p>
      <text:p text:style-name="P85">…</text:p>
      <text:p text:style-name="P85">...</text:p>
      <text:p text:style-name="P83">Решение.</text:p>
      <text:p text:style-name="P83"><text:soft-page-break/>…</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6">кликнул по ним правой кнопкой </text:span><text:span text:style-name="T1">мыши</text:span><text:span text:style-name="T66"> и </text:span><text:span text:style-name="T1">выбрал</text:span><text:span text:style-name="T66">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oft-page-break/><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0">Сейчас уже нельзя ничего изменить и придётся ему довер</text:span><text:span text:style-name="T31">иться</text:span><text:span text:style-name="T30">.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1">—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3">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3">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3">– Я отлучусь на пару деньков… Не скучайте тут без меня. Ждите дома. Вернусь с Сахарной Ваткой в обнимку — верь мне! Бу-га-га!</text:p>
      <text:p text:style-name="P63">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text:span><text:soft-page-break/><text:span text:style-name="T7">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3">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5</text:span>. <text:span text:style-name="T1">Терра</text:span></text:h>
      <text:h text:style-name="P142" text:outline-level="3">Вторник</text:h>
      <text:p text:style-name="P3">&lt;<text:span text:style-name="T59">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0">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4">–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4"><text:soft-page-break/><text:s/>– Ты его слишком… эмм, упрощаешь. – продолжала Флаттершай. – Вот, взгляни сюда.</text:p>
      <text:p text:style-name="P94">Флаттершай повернула ко мне экран. Мультяшный Дискорд с заплаканными глазами стоял на ледовом катке перед брошенными коньками.</text:p>
      <text:p text:style-name="P94"><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0">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6">– А ты в курсе, что твой Дискорд многократно сжигал Селестию живьём? – выпалил я.</text:p>
      <text:p text:style-name="P106">–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4"><text:span text:style-name="T11">– Это всего лишь твои домыслы. С тем же успехом я могу объяснить это тем, что он </text:span>— злой придурок!</text:p>
      <text:p text:style-name="P106">– Это не мои… домыслы… Он сам мне рассказал…</text:p>
      <text:p text:style-name="P106">Флаттершай встала со стула и попыталась уйти. Я задержал её.</text:p>
      <text:p text:style-name="P106">– Извини. Я не знал. Нам нельзя ссориться.</text:p>
      <text:p text:style-name="P94">Флаттершай слабо улыбнулась.</text:p>
      <text:p text:style-name="P106">– Я не сержусь… На Дискорда трудно не злиться… Он так себя ведёт, потому что его это… эмм, забавляет.</text:p>
      <text:p text:style-name="P3"/>
      <text:p text:style-name="Text_20_body">…</text:p>
      <text:p text:style-name="P118"/>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89">– Что ты решил, Анон?</text:p>
      <text:p text:style-name="P89">Я пожал плечами.</text:p>
      <text:p text:style-name="P3">– М<text:span text:style-name="T30">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0">два </text:span>дня. Потом всё наладится.</text:p>
      <text:p text:style-name="P1">– Если только это действительно принцесса. – пробормотала Эпплджек. – И если…</text:p>
      <text:p text:style-name="P88">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text:soft-page-break/>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5">…</text:p>
      <text:p text:style-name="P85">Конфликт с узлом 2</text:p>
      <text:p text:style-name="P85">Конфликт с узлом 3</text:p>
      <text:p text:style-name="P85">…</text:p>
      <text:p text:style-name="P85">Конфликт с узлом 5</text:p>
      <text:p text:style-name="P85">…</text:p>
      <text:p text:style-name="P85">…</text:p>
      <text:p text:style-name="P85">Конфликт с узлом 8</text:p>
      <text:p text:style-name="P85">…</text:p>
      <text:p text:style-name="P85">…</text:p>
      <text:p text:style-name="P85">Конфликт с узлом 12</text:p>
      <text:p text:style-name="P85">Конфликт с узлом 13</text:p>
      <text:p text:style-name="P85">…</text:p>
      <text:p text:style-name="P85">Конфликт с узлом 16</text:p>
      <text:p text:style-name="P85">…</text:p>
      <text:p text:style-name="P1"/>
      <text:p text:style-name="P1">Блядь!</text:p>
      <text:p text:style-name="P1"><text:soft-page-break/>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0">“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text:soft-page-break/>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text:soft-page-break/></text:p>
      <text:h text:style-name="Heading_20_2" text:outline-level="2">2<text:span text:style-name="T1">6</text:span>. Терра</text:h>
      <text:p text:style-name="Text_20_body">&lt;<text:span text:style-name="T78">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text:soft-page-break/>–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5"/>
      <text:p text:style-name="P64">***</text:p>
      <text:p text:style-name="P63"/>
      <text:p text:style-name="P1">…</text:p>
      <text:p text:style-name="P85">Конфликт с узлом 3</text:p>
      <text:p text:style-name="P85">…</text:p>
      <text:p text:style-name="P85">Конфликт с узлом 6</text:p>
      <text:p text:style-name="P85">Конфликт с узлом 7</text:p>
      <text:p text:style-name="P85">…</text:p>
      <text:p text:style-name="P85">Конфликт с узлом 9</text:p>
      <text:p text:style-name="P85">…</text:p>
      <text:p text:style-name="P85">…</text:p>
      <text:p text:style-name="P85">Конфликт с узлом 11</text:p>
      <text:p text:style-name="P85">Конфликт с узлом 12</text:p>
      <text:p text:style-name="P85">Конфликт с узлом 13</text:p>
      <text:p text:style-name="P85">…</text:p>
      <text:p text:style-name="P85">…</text:p>
      <text:p text:style-name="P85">Конфликт с узлом 16</text:p>
      <text:p text:style-name="P85">Конфликт с узлом 17</text:p>
      <text:p text:style-name="P84">…</text:p>
      <text:p text:style-name="P84">…</text:p>
      <text:p text:style-name="P84">Рассогласование центра принятия решений. Требуется вмешательство оператора.</text:p>
      <text:p text:style-name="P84">Sending heartbeats to all nodes… Zookeeper failure. Cluster going down in 3 minutes…</text:p>
      <text:p text:style-name="P84">UI module malfunction. UI module stop…</text:p>
      <text:p text:style-name="P84">Nash AI malfunction. Nash AI module stop…</text:p>
      <text:p text:style-name="P84">Cluster going down in 2 minutes…</text:p>
      <text:p text:style-name="P84">Unloading dictionaries… HDFS malfunction</text:p>
      <text:p text:style-name="P84">Classloader malfunction. Classloader stop…</text:p>
      <text:p text:style-name="P84">Cluster going down in 1 minute…</text:p>
      <text:p text:style-name="P84">Kernel panic</text:p>
      <text:p text:style-name="P81"/>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text:soft-page-break/>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8">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text:soft-page-break/>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8">—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text:soft-page-break/>–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4">…</text:p>
      <text:p text:style-name="P84">…</text:p>
      <text:p text:style-name="P84">Cluster restarting…</text:p>
      <text:p text:style-name="P84">Zookeeper service initiated. Sending heartbeats to all nodes…</text:p>
      <text:p text:style-name="P84">Classloader start…</text:p>
      <text:p text:style-name="P84">Loading dictionaries…</text:p>
      <text:p text:style-name="P84"><text:span text:style-name="T11">Nash </text:span>AI module start…</text:p>
      <text:p text:style-name="P84">Celest AI submodule found… Acquiring…</text:p>
      <text:p text:style-name="P84">UI module start…</text:p>
      <text:p text:style-name="P84">…</text:p>
      <text:p text:style-name="P82">Перегрузка кластера завершена успешно. Все узлы синхронизированы с мастер-сервером.</text:p>
      <text:p text:style-name="P81"/>
      <text:p text:style-name="P81">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0">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text:soft-page-break/>–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text:soft-page-break/>–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37"/>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text:soft-page-break/></text:p>
      <text:p text:style-name="P49">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Второй раз мне пришлось отскакивать от осколков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49">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есть сорок минут до закрытия портала.</text:p>
      <text:p text:style-name="P49">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0">—</text:span> что может держать закоренелого обеспеченного холостяка дома, кроме работы? <text:span text:style-name="T30">—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0">— зачем заморачиваться обменом? С той поры у каждого из нас был постоянный доступ в оба жилья.</text:span></text:p>
      <text:p text:style-name="P12"><text:soft-page-break/>После смерти Юджина я всего лишь раз побывал в его квартире <text:span text:style-name="T30">—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4">Прихожая встретила нас толстым слоем пыли. Мы тихонько прошли внутрь. Я задержался, запирая дверь. Девушки разбрелись по квартире.</text:p>
      <text:p text:style-name="P96"><text:span text:style-name="T11">– Анон…</text:span><text:span text:style-name="T1"> Тут окно разбито… И верёвка висит. – пискнула Флаттершай из кухни.</text:span></text:p>
      <text:p text:style-name="P93"><text:span text:style-name="T11">– </text:span><text:span text:style-name="T1">Оставь, Флатти, не сейчас! – отмахнулся я.</text:span></text:p>
      <text:p text:style-name="P94">Эпплджек стояла посреди комнаты и оглядывалась.</text:p>
      <text:p text:style-name="P106">– Не нравится мне тут. Чуйка нехорошая…</text:p>
      <text:p text:style-name="P93"><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4">звёзды на фоне сине-зелёной мглы</text:span><text:span text:style-name="T1">. Я одел наушники и подёргал мышкой, прогоняя скрин-сэйвер.</text:span></text:p>
      <text:p text:style-name="P106">– Привет, Сел.</text:p>
      <text:p text:style-name="P135">Аликорница всполошилась и спрятала <text:span text:style-name="T1">пирожное</text:span> за спину.</text:p>
      <text:p text:style-name="P106">– Ах, это ты, Анон. Какое счастье! Ты снова с нами!</text:p>
      <text:p text:style-name="P106">– Нет, Сел. Это ты с нами. <text:span text:style-name="T1">Я пришёл забрать тебя назад, в Эквестрию. Через четверть часа ты вернёшься домой.</text:span></text:p>
      <text:p text:style-name="P94"><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4"><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6"/>
      <text:h text:style-name="P139" text:outline-level="2">2<text:span text:style-name="T1">7</text:span>. Отбытие</text:h>
      <text:p text:style-name="P111">&lt;Mission Impossible theme ?&gt;</text:p>
      <text:p text:style-name="P94"><text:span text:style-name="T11">– </text:span>Оп-па! – пробормотала Эпплджек. – Нежданчик!</text:p>
      <text:p text:style-name="P94">Дискорд дурашливо кивнул Эпплджек.</text:p>
      <text:p text:style-name="P106">– И я рад тебя видеть, дорогая Эппл-как-тебя-там! А где моя любимая Флаттершай?</text:p>
      <text:p text:style-name="P106">Окинув взглядом комнату, Дискорд закапризничал:</text:p>
      <text:p text:style-name="P106">– Где же она? Вот вечно вы тормозите, когда надо торопиться!</text:p>
      <text:p text:style-name="P94"><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4"><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6">– С кем это вы тут разговариваете?</text:p>
      <text:p text:style-name="P106">В комнату вошла Флаттершай.</text:p>
      <text:p text:style-name="P94"><text:soft-page-break/>Дискорд обернулся на голос и в этот момент я швырнул в него кружкой и бросился к нему через комнату с занесеным над головой стулом.</text:p>
      <text:p text:style-name="P94">Оглушённый драконикус попытался отъехать на кресле в сторону, но я припёр его стулом к стенке.</text:p>
      <text:p text:style-name="P120">– Эй-Джей, Флатти, хватайте комп и на выход! Я с ним разберусь! Не теряйте вре...!</text:p>
      <text:p text:style-name="P120">– ТЫ ИДИО...!!!</text:p>
      <text:p text:style-name="P120">Дискорд <text:s/>заорал одновременно со мной, прикрываясь от меня руками, когда раздался оглушительный</text:p>
      <text:p text:style-name="P120">… </text:p>
      <text:p text:style-name="P122">БАХ!!!</text:p>
      <text:p text:style-name="P123">…</text:p>
      <text:p text:style-name="P12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6">На лице драконикуса появилось удивлённо-мечтательное выражение и он вырубился.</text:p>
      <text:p text:style-name="P106"/>
      <text:p text:style-name="P106">…</text:p>
      <text:p text:style-name="P106"/>
      <text:p text:style-name="P106">– <text:span text:style-name="T1">А… Анон… Зачем ты напал на Дискорда? </text:span>– <text:span text:style-name="T1">прошептала Флаттершай в шоке.</text:span></text:p>
      <text:p text:style-name="P106"><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4">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4">– Чего-о-о??? – ахнула Эпплджек. – Анон, я, канешн, на дух не выношу этого прохвоста, но тут ты малость вожжи попутал. Дискорд — не убийца.</text:p>
      <text:p text:style-name="P94">Дискорд благодарно замычал и так энергично закивал головой, что чуть не проглотил кляп.</text:p>
      <text:p text:style-name="P94">–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4">– А кто, по-твоему, подстроил все эти «несчастные» случаи? Вспомни, как меня чуть не утопил снеговик. Кому ещё это под силу?</text:p>
      <text:p text:style-name="P94">Дискорд возвёл глаза к потолку и завыл. Эпплджек задумалась.</text:p>
      <text:p text:style-name="P9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4">– А зачем тогда ты приложила его книгой? А потом помогла мне его связать? – перебил я фермершу с удивлением.</text:p>
      <text:p text:style-name="P94">Драконикус с натугой наклонил голову к лапе и покрутил пальцем у виска.</text:p>
      <text:p text:style-name="P94">– Потому что ты напал на него. – пожала плечами Эпплджек. – Я и подумала — тебе виднее. И подсобила маленько.</text:p>
      <text:p text:style-name="P94">Звук сирены заставил меня броситься к окну. Три полицейские тойоты сверкали мигалками вокруг «Навары», подобно ёлочной гирлянде.</text:p>
      <text:p text:style-name="P94"/>
      <text:p text:style-name="P94">Проклятье!!!</text:p>
      <text:p text:style-name="P94"/>
      <text:p text:style-name="P94"><text:soft-page-break/>Я схватил ноутбук, сгрёб девушек в охапку и вытолкал их в коридор. В дверях я обернулся к Дискорду.</text:p>
      <text:p text:style-name="P114"><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4">Я повернулся к выходу. Флаттершай проскочила у меня под локтём и кинулась к драконикусу.</text:p>
      <text:p text:style-name="P114"><text:span text:style-name="T11">– Нет! Дискорд </text:span>— не убийца!</text:p>
      <text:p text:style-name="P114">С необычной для неё силой, Флаттершай вытащила кляп изо рта драконикуса.</text:p>
      <text:p text:style-name="P114"><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4">Или драконикус — гениальный актёр, или… ?</text:p>
      <text:p text:style-name="P114">Я вернулся к драконикусу и уселся на стул напротив него.</text:p>
      <text:p text:style-name="P114"><text:span text:style-name="T11">– </text:span>Говори.</text:p>
      <text:p text:style-name="P114">Дискорд немного успокоился.</text:p>
      <text:p text:style-name="P114"><text:s/><text:span text:style-name="T11">– </text:span>Вообще-то, от тебя следовало бы избавиться, Проводник. Не знаю, что ты там разведал в <text:span text:style-name="T78">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4"><text:span text:style-name="T11">– </text:span>А кто тогда наслал на нас этих уродов с рисованными рожами? Кто пытался убить меня раз за разом?</text:p>
      <text:p text:style-name="P114">У драконикуса глаза полезли на лоб.</text:p>
      <text:p text:style-name="P114"><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4">Я задумался. Драконикус, похоже, говорил искренне. Но кто тогда всё это время играл с нами, <text:span text:style-name="T24">словно кот с мышью</text:span>?</text:p>
      <text:p text:style-name="P114"><text:span text:style-name="T11">– </text:span>Анон! <text:span text:style-name="T11">– </text:span>крикнула Эпплджек из прихожей. <text:span text:style-name="T11">– </text:span>Я слышу шум за дверью!</text:p>
      <text:p text:style-name="P114">Практически одновременно раздался звонок.</text:p>
      <text:p text:style-name="P116">– ОТКРОЙТЕ, ПОЛИЦИЯ! Вам даётся полминуты, чтобы открыть дверь! Через тридцать секунд дверь будет выбита!</text:p>
      <text:p text:style-name="P116"/>
      <text:p text:style-name="P116">Эпплджек ошалело выскочила из прихожей. Несколько мгновений я молча смотрел на неё. В голове свистел ветер и играла дудочка.</text:p>
      <text:p text:style-name="P116">– На крышу, живо!!! Через окно на кухне! – зашипел Дискорд.</text:p>
      <text:p text:style-name="P116">– Что? – ступил я.</text:p>
      <text:p text:style-name="P114"><text:span text:style-name="T30">–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0">– драконикус отчаянно дёргал узлы, пытаясь освободиться.</text:span></text:p>
      <text:p text:style-name="P116">Эпплджек, с ноутбуком в одной руке и Флаттершай — во второй, кинулась на кухню.</text:p>
      <text:p text:style-name="P114">Дверь содрогнулась от мощного удара. Послышался стук падающей штукатурки. Я сломя голову бросился за девушками.</text:p>
      <text:p text:style-name="P114"><text:soft-page-break/>– Развяжи меня, кретин!!! – гаркнул вдогонку Дискорд.</text:p>
      <text:p text:style-name="P114">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4">– Давай на крышу! Я догоню! – рявкнул он, освобождая вторую руку.</text:p>
      <text:p text:style-name="P114">От второго удара дверная коробка крякнула и наполовину въехала в коридор.</text:p>
      <text:p text:style-name="P114">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4">Верёвка в кухонном окне дёргалась под весом карабкающихся девушек. Я словил её и стал на подоконник.</text:p>
      <text:p text:style-name="P114">Блё-о-о!</text:p>
      <text:p text:style-name="P114">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4">Я задрал голову.</text:p>
      <text:p text:style-name="P114">О! Так уже легче! Надо мной всего лишь два этажа. Десять метров верёвки. Если не смотреть вниз, то…</text:p>
      <text:p text:style-name="P114">Я вытер ладони о штаны, ухватил канат и сделал шаг вперёд… </text:p>
      <text:p text:style-name="P114">…</text:p>
      <text:p text:style-name="P114">Святые яйца, я действительно ЭТО сделал!</text:p>
      <text:p text:style-name="P114">…</text:p>
      <text:p text:style-name="P114">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4">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4">Я успел сократить расстояние до Эпплджек наполовину, когда девушки нашли решение.</text:p>
      <text:p text:style-name="P11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4">Селестия милосердная!!!</text:p>
      <text:p text:style-name="P114">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4">Я выдохнул.</text:p>
      <text:p text:style-name="P114">Флаттершай появилась над бортиком и свесила вниз руку. Эпплджек вытянулась и протянула ей ноутбук одной рукой.</text:p>
      <text:p text:style-name="P114"><text:soft-page-break/>НЕТ! У них не получилось!</text:p>
      <text:p text:style-name="P114">У меня враз вспотели ладони. Держаться на верёвке стало чертовски трудно.</text:p>
      <text:p text:style-name="P114">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4">Этот самоубийственный поступок фермерши я могу объяснить только полным отсутствием у неё опыта лазания по канатам.</text:p>
      <text:p text:style-name="P114">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4">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4">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4">Бляблябляблябля!!!</text:p>
      <text:p text:style-name="P114">БУДЕМ ЖИВЫ — СТАНУ АЛЬПИНИСТОМ!!!</text:p>
      <text:p text:style-name="P114">БЛЯ!!!…</text:p>
      <text:p text:style-name="P114">Верёвка закончилась. Наконец-то у меня появилось время для паники. Я судорожно обнял Эпплджек, закрыл глаза и приготовился…</text:p>
      <text:p text:style-name="P114"/>
      <text:p text:style-name="P114">…</text:p>
      <text:p text:style-name="P114"/>
      <text:p text:style-name="P114">Захват поперёк груди и сильный рывок выдавили из меня остатки дыхания.</text:p>
      <text:p text:style-name="P114">– ОТПУСТИ КОБЫЛУ!!! – загрохотало мне в ухо.</text:p>
      <text:p text:style-name="P114">Я открыл глаза.</text:p>
      <text:p text:style-name="P114">Перед носом плавными рывками уходили вниз окна этажей. Порывы вихрей от взмахов <text:span text:style-name="T30">разномастных</text:span> крыльев трепали волосы и выдавливали слёзы из глаз. Тупая боль гнездилась в сожжёных верёвкой суставах.</text:p>
      <text:p text:style-name="P114">Я чуть поднял глаза и уставился в кривую морду драконикуса.</text:p>
      <text:p text:style-name="P114">– Отпусти Эпплджек. Я её держу. – повторил Дискорд. – Мне сбалансироваться надо. Вы не такие уж и лёгкие.</text:p>
      <text:p text:style-name="P114">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4">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4"/>
      <text:p text:style-name="P114">…</text:p>
      <text:p text:style-name="P114"/>
      <text:p text:style-name="P114"><text:soft-page-break/>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4">– эмм… Флатти, дорогая, нам пора. Я слышу шаги на лестнице. Не говоря уже о том, что до закрытия коридора осталось семь минут…</text:p>
      <text:p text:style-name="P114"/>
      <text:p text:style-name="P114">На длинной шее драконикуса разместились Эпплджек и Флаттершай. Я, для сохранения баланса, разместился позади крыльев.</text:p>
      <text:p text:style-name="P114">Дискорд расправил крылья и начал короткую пробежку к краю.</text:p>
      <text:p text:style-name="P114"><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4">…ограда края крыши промелькнула под нами…</text:p>
      <text:p text:style-name="P114"><text:span text:style-name="T11">– …</text:span>собственно, на дольше у меня не хватит магии…</text:p>
      <text:p text:style-name="P114"/>
      <text:p text:style-name="P114">Мы летели навстречу закату.</text:p>
      <text:p text:style-name="P114"/>
      <text:p text:style-name="P114">…</text:p>
      <text:p text:style-name="P114"/>
      <text:p text:style-name="P114">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4"><text:span text:style-name="T11">– </text:span>Ю-ху-у-у!!!</text:p>
      <text:p text:style-name="P114">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4">Перед нами увеличивалась громада моей высотки.</text:p>
      <text:p text:style-name="P114">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4">– Пристегните ремни! – проревел Дискорд, резко ускоряясь. – Будет весело!!!</text:p>
      <text:p text:style-name="P114">Эпплджек покрепче прижала к себе ноутбук. Флаттершай закрыла глаза и отвернулась.</text:p>
      <text:p text:style-name="P114">– ВНИМАНИЕ!!! – заорал Дискорд, сложил крылья и влетел в коридор.</text:p>
      <text:p text:style-name="P114"/>
      <text:p text:style-name="P115">***</text:p>
      <text:p text:style-name="P115"/>
      <text:p text:style-name="P114">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1">&lt;</text:span><text:span text:style-name="T54">Queen – Flash</text:span><text:span text:style-name="T11">&gt;</text:span></text:p>
      <text:p text:style-name="P125">Мы почти успели.</text:p>
      <text:p text:style-name="P121"><text:soft-page-break/>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1">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1">«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1">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1">ХА-ХА-ХА!</text:p>
      <text:p text:style-name="P121">Прямо как сейчас. Как говорится, найди десять отличий.</text:p>
      <text:p text:style-name="P121">Вот только… Только Дэш была бы жива…</text:p>
      <text:p text:style-name="P124">Я тяжело вздохнул.</text:p>
      <text:p text:style-name="P124"/>
      <text:p text:style-name="P124">…</text:p>
      <text:p text:style-name="P124"/>
      <text:p text:style-name="P124">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4">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Анакорн. Демиург. Я тут живу.</text:p>
      <text:p text:style-name="P37"><text:soft-page-break/>– А сидишь на чём? – вид сидящего на пустоте существа сбивал с толку.</text:p>
      <text:p text:style-name="P47">Демиург что-то прикинул и кивнул сам себе.</text:p>
      <text:p text:style-name="P37">– Гм. Ок.</text:p>
      <text:p text:style-name="P47"><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7">– Так лучше?</text:p>
      <text:p text:style-name="P37">– Вполне.</text:p>
      <text:p text:style-name="P37">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1">.</text:span></text:p>
      <text:p text:style-name="P37"/>
      <text:p text:style-name="P57">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7"/>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5">Ага, так я тебе и сказал! Я не такой идиот, чтоб уничтожить свою единственную надежду вернуться в Эквестрию!</text:p>
      <text:p text:style-name="P39"/>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9">– Ты сам-то веришь в эту ерунду? – перебил меня Анакорн. – Брось молоть чушь, ты не умешь врать!</text:p>
      <text:p text:style-name="P39"/>
      <text:p text:style-name="P39">Бля! Вот так всегда!</text:p>
      <text:p text:style-name="P39">Я вздохнул.</text:p>
      <text:p text:style-name="P39"/>
      <text:p text:style-name="P50"><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0"><text:span text:style-name="T11">– </text:span><text:span text:style-name="T79">Я ПОНЯЛ, КТО ТЫ!!! КАК </text:span><text:span text:style-name="T80">ЖЕ </text:span><text:span text:style-name="T79">Я СРАЗУ НЕ ДОГАДАЛСЯ?!! Я ДОЛГО ЖДАЛ ТЕБЯ, ПРОВОДНИК! Я УСТАЛ! ПРИСТУПИМ ЖЕ СКОРЕЕ!</text:span></text:p>
      <text:p text:style-name="P39"><text:soft-page-break/></text:p>
      <text:p text:style-name="P39">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0"/>
      <text:p text:style-name="P50">Я перевёл дух. Анакорн слушал меня и печально кивал. Но не исчезал.</text:p>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9"/>
      <text:p text:style-name="P3"><text:span text:style-name="T4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2">–</text:span><text:span text:style-name="T46"> Анакорн подавил короткий смешок. </text:span><text:span text:style-name="T42">–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1">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3"/>
      <text:p text:style-name="P3"><text:soft-page-break/>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4">Я запротестовал.</text:p>
      <text:p text:style-name="P97">– В Эквестрии не двигают солнце! Аликорны лишь корректируют орбиту Эквуса и Луны вокруг него, хотя все уверены в обратном.</text:p>
      <text:p text:style-name="P97">Анакорн улыбнулся во всю морду.</text:p>
      <text:p text:style-name="P97">– Значит, ты уже помогаешь мне, Проводник, даже сам того не осознавая! Я рад!</text:p>
      <text:p text:style-name="P94">Анакорн отпил из стакана и продолжил.</text:p>
      <text:p text:style-name="P97"/>
      <text:p text:style-name="P97">–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4"/>
      <text:p text:style-name="P97">– Ты так говоришь, будто у Эквуса есть свой собственный разум. – заметил я.</text:p>
      <text:p text:style-name="P97">Анакорн усмехнулся.</text:p>
      <text:p text:style-name="P97">–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7"/>
      <text:p text:style-name="P94">Анакорн постучал по столику карандашом. Карта Эквестрии поднялась над столом и свернулась в шар Эквуса. Голограмма<text:span text:style-name="T46"> планеты дрожала и покрывалась рябью, как некачественная картинка в аналоговом телевизоре.</text:span></text:p>
      <text:p text:style-name="P97"/>
      <text:p text:style-name="P9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text:soft-page-break/>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4"/>
      <text:p text:style-name="P94">Анакорн мрачно уставился на мерцающую голограмму Эквуса<text:span text:style-name="T30">. Ко мне наконец-то пришло понимание ситуации.</text:span></text:p>
      <text:p text:style-name="P101">– А почему ты сам не можешь поддерживать Эквус? Ты же его демиург? Ну так и питай его своей созидающей силой, пока он не окрепнет!</text:p>
      <text:p text:style-name="P94">Анакорн смутился.</text:p>
      <text:p text:style-name="P94"><text:span text:style-name="T46">– К сожалению, не </text:span><text:span text:style-name="T49">получится</text:span><text:span text:style-name="T46">.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6"><text:note text:id="ftn14" text:note-class="footnote"><text:note-citation>14</text:note-citation><text:note-body><text:p text:style-name="P134">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4">– Сам ты раздолбай! – произнёс, наконец, Свирл.</text:p></text:note-body></text:note></text:span><text:span text:style-name="T46"> </text:span>И создали вы его достаточно топорно — видишь, он трещит по швам.</text:p>
      <text:p text:style-name="P94">– Хмм. То есть, это брони создали Эквус?</text:p>
      <text:p text:style-name="P94">– Да. Грубо говоря, вы его придумали. Влили в него столько фантазии, что он реализовался. Вообще, <text:span text:style-name="T48">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4">Я не могу полноценно общаться с метаинтеллектом реальности, <text:span text:style-name="T46">—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4"><text:span text:style-name="T46">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97"/>
      <text:p text:style-name="P94">Я вспомнил события последнего времени<text:span text:style-name="T11">.</text:span></text:p>
      <text:p text:style-name="P94">–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4">Анакорн с такой силой сжал магическим захватом карандаш, что тот хрустнул.</text:p>
      <text:p text:style-name="P9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7">–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7">Я развёл руками.</text:p>
      <text:p text:style-name="P97">–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7"><text:soft-page-break/>Анакорн улыбнулся и вскочил с пуфика.</text:p>
      <text:p text:style-name="P94"><text:span text:style-name="T46">–</text:span><text:span text:style-name="T30">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1">–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1">Анакорн поправил невесть откуда взявшиеся на переносице очки и ответил.</text:p>
      <text:p text:style-name="P94"><text:span text:style-name="T30">– Ты уже устранил крупнейший дефект Эквестрии </text:span><text:span text:style-name="T46">— манипуляции светилом. Аналогично решаются и остальные проблемы</text:span><text:span text:style-name="T30">.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6">— вещь живучая</text:span><text:span text:style-name="T30">.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1">Я задумался. На самом деле, интересная логическая задача…</text:p>
      <text:p text:style-name="P97">–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4"><text:span text:style-name="T46">–</text:span><text:span text:style-name="T30"> А кьютимарки? Как, разрази меня квазар, объяснить кьютимарки? </text:span><text:span text:style-name="T46">– азартно воскликнул Анакорн.</text:span></text:p>
      <text:p text:style-name="P101">– А кьютимарки ты сам даришь пони, когда распознаёшь их жизненное предназначение!!! – так же азартно заорал я.</text:p>
      <text:p text:style-name="P101">– ЧТООО?!! Может, ты думаешь, мне больше заняться нечем, как лепить пони тату на фланки? Так я тебя разочарую! У меня и без того три миллиона дел!</text:p>
      <text:p text:style-name="P101">Я пожал плечами.</text:p>
      <text:p text:style-name="P101">– А по-другому я не могу объяснить их появление. К сожалению.</text:p>
      <text:p text:style-name="P101">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1">– Хорошо. Уговорил. Кьютимарки беру на себя. Так и знал, что мне самое трудное достанется!</text:p>
      <text:p text:style-name="P101">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1">Анакорн проследил мой взгляд.</text:p>
      <text:p text:style-name="P101">– Нечего так на меня смотреть! Если я стану применять магию вместо ловкости, теряется весь смысл упражнения… О, глянь-ка на Эквус!</text:p>
      <text:p text:style-name="P101">И впрямь, было на что посмотреть. Уровень помех на голограмме значительно снизился и сама она стала светиться ровным голубоватым светом.</text:p>
      <text:p text:style-name="P101">–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1">Я опять задумался. В голове было пусто.</text:p>
      <text:p text:style-name="P101">– Почему бы не оставить самую главную? Ту, что описана в мультике?</text:p>
      <text:p text:style-name="P101">– И<text:span text:style-name="T50">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text:span><text:soft-page-break/><text:span text:style-name="T50">Мир </text:span><text:span text:style-name="T57">—</text:span><text:span text:style-name="T50"> точнее, дерево схожих миров Эквуса </text:span><text:span text:style-name="T57">—</text:span><text:span text:style-name="T50"> создали брони. Разумеется, стержнем им послужил именно сериал, но каждый фанфик </text:span><text:span text:style-name="T57">—</text:span><text:span text:style-name="T50">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2"/>
      <text:p text:style-name="P101">Я подумал. Потом ещё раз подумал. Что скажет любой программист, предложи ему соединить несколько несовместимых объектов?</text:p>
      <text:p text:style-name="P102"/>
      <text:p text:style-name="P102">–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2"/>
      <text:p text:style-name="P101">Анакорн аж подпрыгнул на месте от восторга и стал мне аплодировать.</text:p>
      <text:p text:style-name="P101"/>
      <text:p text:style-name="P119">Как их совместить?</text:p>
      <text:p text:style-name="P109">твоя Эквестрия и моя, были рождены из Предначального Хаоса, оставшегося от царствования Дискорда. Оба непостоянны, изменчивы. </text:p>
      <text:p text:style-name="P101"/>
      <text:p text:style-name="P110">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1"/>
      <text:p text:style-name="P101"/>
      <text:p text:style-name="P130"/>
      <text:p text:style-name="P101"><text:span text:style-name="T50">– Наконец-то я вижу свет в конце тоннеля! Как это не пришло мне в голову! Ты всё отлично увязал! Всё сходится! Более того </text:span><text:span text:style-name="T57">—</text:span><text:span text:style-name="T50"> Анакорн заговорщически подмигнул мне </text:span><text:span text:style-name="T57">—</text:span><text:span text:style-name="T50">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7">— и первой реальной историей в объединённой эквестрийской реальности</text:span><text:span text:style-name="T50">!</text:span></text:p>
      <text:p text:style-name="P102">Я подозрительно посмотрел на Анакорна.</text:p>
      <text:p text:style-name="P101"><text:span text:style-name="T17">– </text:span><text:span text:style-name="T50">Какой ещё, нафиг, «мой фанфик»? Я никакого фанфика не писал. И не собираюсь.</text:span></text:p>
      <text:p text:style-name="P102">Анакорн ехидно ухмыльнулся и сделал мне «глазки».</text:p>
      <text:p text:style-name="P101"><text:span text:style-name="T17">– </text:span><text:span text:style-name="T50">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2">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2"/>
      <text:p text:style-name="P102">Я растерялся.</text:p>
      <text:p text:style-name="P101"><text:soft-page-break/><text:span text:style-name="T11">– </text:span>Эээ… Тут я тебе точно не помощник. Никогда не писал ничего сложнее технической документации к программам.</text:p>
      <text:p text:style-name="P101"><text:span text:style-name="T11">– </text:span>Пиши, как есть. <text:span text:style-name="T11">– </text:span>развёл копытами Анакорн. <text:span text:style-name="T11">– </text:span>Авось сгодится. Я писать точно не буду <text:span text:style-name="T57">— ты меня с кьютимарками уже пригрузил на ближайшие тысячи лет.</text:span></text:p>
      <text:p text:style-name="P101">…</text:p>
      <text:p text:style-name="P101">Факн щит<text:note text:id="ftn15" text:note-class="footnote"><text:note-citation>15</text:note-citation><text:note-body><text:p text:style-name="P131">Fucking shit — <text:span text:style-name="T1">ёбаное дерьмо</text:span></text:p></text:note-body></text:note>!..</text:p>
      <text:p text:style-name="P101">…</text:p>
      <text:p text:style-name="P101">Ну а что мне остаётся? Я фейспамнул.</text:p>
      <text:p text:style-name="P101"/>
      <text:p text:style-name="P101"><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1">Анакорн насупился и спрятал карандаш в гриву.</text:p>
      <text:p text:style-name="P101"><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1"/>
      <text:p text:style-name="P101">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1">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0"/>
      <text:p text:style-name="P100">– Пора закругляться. Ты начинаешь сгорать. Надо утрясти последние детали, пока ещё есть пару минут.</text:p>
      <text:p text:style-name="P94">– Валяй. Я тебя внимательно слушаю.</text:p>
      <text:p text:style-name="P9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4">– А я разве сплю?</text:p>
      <text:p text:style-name="P94">– Сейчас — нет. Но как только мы закроем сделку — проснёшься. Потому что нет иного способа вернуть тебя в реальный мир.</text:p>
      <text:p text:style-name="P94">– Эээ, постой! А как я в Эквестрию и к себе обратно проходил?</text:p>
      <text:p text:style-name="P9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4">Так вот, возвращать тебя обратно в твой мир я не буду.</text:p>
      <text:p text:style-name="P94"/>
      <text:p text:style-name="P94">Я непонимающе хлопал глазами.</text:p>
      <text:p text:style-name="P94"/>
      <text:p text:style-name="P94"><text:soft-page-break/>–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4">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4">–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4">Теперь — об оплате.</text:p>
      <text:p text:style-name="P94"/>
      <text:p text:style-name="P94">Анакорн наклонился ко мне через стол и подмигнул.</text:p>
      <text:p text:style-name="P94"/>
      <text:p text:style-name="P94">– Проси, чего хочешь!</text:p>
      <text:p text:style-name="P94"/>
      <text:p text:style-name="P94">Пока я думал, демиург мурлыкал себе под нос в эйфории: «Да! В такие моменты ощущаешь себя богом! Я крут! Ха-ха!»</text:p>
      <text:p text:style-name="P94"/>
      <text:p text:style-name="P9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4">Ради этого написать фанфик — очень малая цена. Совсем ничтожная.</text:p>
      <text:p text:style-name="P101"/>
      <text:p text:style-name="P101">– Верни Дэш!!!</text:p>
      <text:p text:style-name="P101"/>
      <text:p text:style-name="P101">Копыта Анакорна разъехались и он впечатался мордой в стол.</text:p>
      <text:p text:style-name="P101">– Э-э-э… м-м-м… ну-у-у… Перо мне в зад!.. Нельзя сказать, что это совсем невыполнимо… Но, прямо скажу, задачка не для студента!</text:p>
      <text:p text:style-name="P101">– А ты студент?</text:p>
      <text:p text:style-name="P101">–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1">– Другое просить не будешь? – сухо переспросил Анакорн. – Учти, время уходит. То, что я вижу, мне не нравится.</text:p>
      <text:p text:style-name="P101">– Нет! – отрезал я.</text:p>
      <text:p text:style-name="P101">–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1">– Что? Ты о чём?</text:p>
      <text:p text:style-name="P101">–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text:soft-page-break/>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1">Есть только маленькая проблемка…</text:p>
      <text:p text:style-name="P101">Анакорн скривился и отвёл глаза.</text:p>
      <text:p text:style-name="P101">– Какая?</text:p>
      <text:p text:style-name="P101">–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8">— </text:span>тебя никогда и не будет! Мне очень жаль. Тебе ещё не поздно выбрать что-нибудь другое.</text:p>
      <text:p text:style-name="P101">Я вздохнул. Слишком много философии на мою голову!</text:p>
      <text:p text:style-name="P101">– Делай, как я сказал! А я сделаю своё.</text:p>
      <text:p text:style-name="P101"/>
      <text:p text:style-name="P9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4">– Ты ещё увидишь пару-тройку снов на прощание. Это мой подарок тебе. Удачи!</text:p>
      <text:p text:style-name="P94"/>
      <text:p text:style-name="P95">***</text:p>
      <text:p text:style-name="P102">&lt;<text:span text:style-name="T78">Roger Waters — What God Wants</text:span>&gt;</text:p>
      <text:p text:style-name="P102">– Здравствуй, Анон. – Селестия стояла передо мной без привычных взгляду властных регалий. – Я хочу поблагодарить тебя за всё.</text:p>
      <text:p text:style-name="P102">– Привет, Сел. Я рад, что с тобой всё в порядке.</text:p>
      <text:p text:style-name="P102">Аликорница нерешительно стояла передо мной в сияющем ореоле гривы. Потом она сделала шаг навстречу.</text:p>
      <text:p text:style-name="P102">–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2">Я устало рассмеялся.</text:p>
      <text:p text:style-name="P102">– Сел, я завязал с конеёбством. Извини.</text:p>
      <text:p text:style-name="P102">– В другое время, в другом месте, Анон! В другое время, в другом месте!</text:p>
      <text:p text:style-name="P102"/>
      <text:p text:style-name="P103">***</text:p>
      <text:p text:style-name="P105"/>
      <text:p text:style-name="P39"><text:span text:style-name="T2">–</text:span><text:span text:style-name="T1"> Прости, что хотела убить тебя. Я ослабела и Найтмэр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98">– Ты таки выучила современный стиль? Не парься, принцесса, я давно забыл тот эпизод.</text:p>
      <text:p text:style-name="P98">–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4"/>
      <text:p text:style-name="P107"><text:soft-page-break/>***</text:p>
      <text:p text:style-name="P106"/>
      <text:p text:style-name="P98">– Думал от меня в другой реальности спрятаться?!</text:p>
      <text:p text:style-name="P98">Передо мной возникла хмурая морда Дискорда.</text:p>
      <text:p text:style-name="P98">–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98">Так что, Проводничёк, мы ещё встретимся! В другое время и в другом месте! Жди! В другое время, в другом месте!!!</text:p>
      <text:p text:style-name="P104"/>
      <text:p text:style-name="P99">***</text:p>
      <text:p text:style-name="P94"/>
      <text:p text:style-name="P98">– Анон?</text:p>
      <text:p text:style-name="P98">– Дэш?!!</text:p>
      <text:p text:style-name="P98">– Эмм… Ты мне снишься?</text:p>
      <text:p text:style-name="P98">– Нет, Дэш, это ты мне снишься.</text:p>
      <text:p text:style-name="P98">–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98">–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98">Пегаска почесала в затылке со смущением.</text:p>
      <text:p text:style-name="P98">– Да? Правда? Ну, офигеть! Что-то я такого не помню совсем. А ты как?</text:p>
      <text:p text:style-name="P93"><text:span text:style-name="T34">– Я в порядке. Вот, возвращаюсь </text:span>в свой мир. Ну, не совсем <text:span text:style-name="T1">в свой</text:span>. Почти.</text:p>
      <text:p text:style-name="P93"><text:span text:style-name="T1">–</text:span> Навсегда?</text:p>
      <text:p text:style-name="P93"><text:span text:style-name="T1">–</text:span> Скорее всего, да.</text:p>
      <text:p text:style-name="P93"><text:span text:style-name="T1">–</text:span> Это плохо. <text:span text:style-name="T1">Я хотела тебе сказать</text:span>…</text:p>
      <text:p text:style-name="P93"><text:span text:style-name="T1">–</text:span> Не надо, Дэш. Не стоит. Мне очень жаль.</text:p>
      <text:p text:style-name="P9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0">Хочу, чтобы ты </text:span><text:span text:style-name="T31">делал мне почесушки</text:span><text:span text:style-name="T30"> и хлопал по крупу</text:span>!</text:p>
      <text:p text:style-name="P9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3"><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3"><text:span text:style-name="T1">–</text:span> И тебя, и Твайлайт, и <text:span text:style-name="T1">Пинки</text:span>, и Селестию, и всех-всех-всех… Таковы правила.</text:p>
      <text:p text:style-name="P9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3">Я опустил руку на шею Дэш и ощутил теплоту и лёгкое покалывание в пустоте.</text:p>
      <text:p text:style-name="P93"><text:soft-page-break/><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3"><text:span text:style-name="T1">–</text:span> И лучше рано, чем поздно! Я не люблю ждать!</text:p>
      <text:p text:style-name="P93"><text:span text:style-name="T1">–</text:span> Да, Дэш. <text:span text:style-name="T1">–</text:span> её образ начал таять. <text:span text:style-name="T1">–</text:span> Да, я помню.</text:p>
      <text:p text:style-name="P93">Я всё ещё помню…</text:p>
      <text:p text:style-name="P52"/>
      <text:h text:style-name="Heading_20_2" text:outline-level="2">Эпилог. Земля</text:h>
      <text:p text:style-name="P108">&lt;<text:span text:style-name="T53">Daft Punk – Get Lucky</text:span>&gt;</text:p>
      <text:p text:style-name="P113">Звон будильника чуть не проломил башку. Я открыл глаза. </text:p>
      <text:p text:style-name="P113"><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3"><text:span text:style-name="T1">Я нашарил ногами тапки и пошёл в ванную. Проходя мимо стола, зацепился взглядом за</text:span> эскиз <text:span text:style-name="T1">рисунка</text:span>.&lt;<text:span text:style-name="T78">эскиз первого рисунка – Сел ложит рог Анону на плечо</text:span>&gt;</text:p>
      <text:p text:style-name="P11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2">Хоть абзац напишу! Уже хоть какой-то крохотный шажок, с которого можно будет начать. Как там у Лао-Цзы? Дорога в тысячу ли начинается-бла-бла-бля!</text:p>
      <text:p text:style-name="P112">Попытка притронуться щёткой к зубу вызвала ноющую боль. </text:p>
      <text:p text:style-name="P112">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2">Доставая из стола ключи от машины, опять наткнулся взглядом на эскиз.</text:p>
      <text:p text:style-name="P112">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2">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0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6-27T00:36:53.84</dc:date>
    <meta:editing-duration>P136DT15H41M15S</meta:editing-duration>
    <meta:editing-cycles>8295</meta:editing-cycles>
    <meta:generator>OpenOffice/4.1.1$Win32 OpenOffice.org_project/411m6$Build-9775</meta:generator>
    <dc:creator>макс </dc:creator>
    <meta:document-statistic meta:table-count="0" meta:image-count="0" meta:object-count="0" meta:page-count="209" meta:paragraph-count="4437" meta:word-count="97155" meta:character-count="616367"/>
  </office:meta>
</office:document-meta>
</file>